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Tahoma, Helvetica, FreeSans, sans-serif"/>
    <style:font-face style:name="Arial1" svg:font-family="Arial, serif"/>
    <style:font-face style:name="Lohit Devanagari1" svg:font-family="'Lohit Devanagari'"/>
    <style:font-face style:name="Roboto" svg:font-family="Roboto, open-sans, sans-serif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8.838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18.838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ffff00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Table1.A2" style:family="table-cell">
      <style:table-cell-properties style:vertical-align="bottom" fo:padding-left="0.191cm" fo:padding-right="0.191cm" fo:padding-top="0cm" fo:padding-bottom="0cm" fo:border="0.5pt solid #000000"/>
    </style:style>
    <style:style style:name="Table1.3" style:family="table-row">
      <style:table-row-properties style:min-row-height="1.111cm" fo:keep-together="auto"/>
    </style:style>
    <style:style style:name="Table1.A3" style:family="table-cell">
      <style:table-cell-properties style:vertical-align="bottom" fo:padding-left="0.191cm" fo:padding-right="0.191cm" fo:padding-top="0cm" fo:padding-bottom="0cm" fo:border="0.5pt solid #000000"/>
    </style:style>
    <style:style style:name="Table1.A4" style:family="table-cell">
      <style:table-cell-properties style:vertical-align="bottom" fo:padding-left="0.191cm" fo:padding-right="0.191cm" fo:padding-top="0cm" fo:padding-bottom="0cm" fo:border="0.5pt solid #000000"/>
    </style:style>
    <style:style style:name="Table1.A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6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7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8" style:family="table-cell">
      <style:table-cell-properties style:vertical-align="bottom" fo:padding-left="0.191cm" fo:padding-right="0.191cm" fo:padding-top="0cm" fo:padding-bottom="0cm" fo:border="0.5pt solid #000000"/>
    </style:style>
    <style:style style:name="Table1.A9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10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1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1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1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1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1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16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17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18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19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20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2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2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2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2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2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26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27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28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29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30" style:family="table-row">
      <style:table-row-properties style:min-row-height="1.667cm" fo:keep-together="auto"/>
    </style:style>
    <style:style style:name="Table1.A30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3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3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3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3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3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36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37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38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39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40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4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4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4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4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45" style:family="table-cell">
      <style:table-cell-properties style:vertical-align="bottom" fo:padding-left="0.191cm" fo:padding-right="0.191cm" fo:padding-top="0cm" fo:padding-bottom="0cm" fo:border="0.5pt solid #000000"/>
    </style:style>
    <style:style style:name="Table1.A46" style:family="table-cell">
      <style:table-cell-properties style:vertical-align="bottom" fo:padding-left="0.191cm" fo:padding-right="0.191cm" fo:padding-top="0cm" fo:padding-bottom="0cm" fo:border="0.5pt solid #000000"/>
    </style:style>
    <style:style style:name="Table1.A47" style:family="table-cell">
      <style:table-cell-properties style:vertical-align="bottom" fo:padding-left="0.191cm" fo:padding-right="0.191cm" fo:padding-top="0cm" fo:padding-bottom="0cm" fo:border="0.5pt solid #000000"/>
    </style:style>
    <style:style style:name="Table1.A48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49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50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5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5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5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5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5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56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57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58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59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60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6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6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6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6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6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66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67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68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69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70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7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7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73" style:family="table-cell">
      <style:table-cell-properties style:vertical-align="bottom" fo:padding-left="0.191cm" fo:padding-right="0.191cm" fo:padding-top="0cm" fo:padding-bottom="0cm" fo:border="0.5pt solid #000000"/>
    </style:style>
    <style:style style:name="Table1.A74" style:family="table-cell">
      <style:table-cell-properties style:vertical-align="bottom" fo:padding-left="0.191cm" fo:padding-right="0.191cm" fo:padding-top="0cm" fo:padding-bottom="0cm" fo:border="0.5pt solid #000000"/>
    </style:style>
    <style:style style:name="Table1.A75" style:family="table-cell">
      <style:table-cell-properties style:vertical-align="bottom" fo:padding-left="0.191cm" fo:padding-right="0.191cm" fo:padding-top="0cm" fo:padding-bottom="0cm" fo:border="0.5pt solid #000000"/>
    </style:style>
    <style:style style:name="Table1.A76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77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78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79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80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8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8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8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8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8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86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87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88" style:family="table-cell">
      <style:table-cell-properties style:vertical-align="bottom" fo:padding-left="0.191cm" fo:padding-right="0.191cm" fo:padding-top="0cm" fo:padding-bottom="0cm" fo:border="0.5pt solid #000000"/>
    </style:style>
    <style:style style:name="Table1.A89" style:family="table-cell">
      <style:table-cell-properties style:vertical-align="bottom" fo:padding-left="0.191cm" fo:padding-right="0.191cm" fo:padding-top="0cm" fo:padding-bottom="0cm" fo:border="0.5pt solid #000000"/>
    </style:style>
    <style:style style:name="Table1.A90" style:family="table-cell">
      <style:table-cell-properties style:vertical-align="bottom" fo:padding-left="0.191cm" fo:padding-right="0.191cm" fo:padding-top="0cm" fo:padding-bottom="0cm" fo:border="0.5pt solid #000000"/>
    </style:style>
    <style:style style:name="Table1.A9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9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9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9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9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96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97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98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99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100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10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10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103" style:family="table-row">
      <style:table-row-properties style:min-row-height="1.058cm" fo:keep-together="auto"/>
    </style:style>
    <style:style style:name="Table1.A103" style:family="table-cell">
      <style:table-cell-properties style:vertical-align="bottom" fo:padding-left="0.191cm" fo:padding-right="0.191cm" fo:padding-top="0cm" fo:padding-bottom="0cm" fo:border="0.5pt solid #000000"/>
    </style:style>
    <style:style style:name="Table1.A104" style:family="table-cell">
      <style:table-cell-properties style:vertical-align="bottom" fo:padding-left="0.191cm" fo:padding-right="0.191cm" fo:padding-top="0cm" fo:padding-bottom="0cm" fo:border="0.5pt solid #000000"/>
    </style:style>
    <style:style style:name="Table1.A105" style:family="table-cell">
      <style:table-cell-properties style:vertical-align="bottom" fo:padding-left="0.191cm" fo:padding-right="0.191cm" fo:padding-top="0cm" fo:padding-bottom="0cm" fo:border="0.5pt solid #000000"/>
    </style:style>
    <style:style style:name="Table1.A106" style:family="table-cell">
      <style:table-cell-properties style:vertical-align="bottom" fo:padding-left="0.191cm" fo:padding-right="0.191cm" fo:padding-top="0cm" fo:padding-bottom="0cm" fo:border="0.5pt solid #000000"/>
    </style:style>
    <style:style style:name="Table1.A107" style:family="table-cell">
      <style:table-cell-properties style:vertical-align="bottom" fo:padding-left="0.191cm" fo:padding-right="0.191cm" fo:padding-top="0cm" fo:padding-bottom="0cm" fo:border="0.5pt solid #000000"/>
    </style:style>
    <style:style style:name="Table1.108" style:family="table-row">
      <style:table-row-properties style:min-row-height="0.609cm" fo:keep-together="auto"/>
    </style:style>
    <style:style style:name="Table1.A108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109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110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11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11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11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11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11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116" style:family="table-row">
      <style:table-row-properties style:min-row-height="0.529cm" fo:keep-together="auto"/>
    </style:style>
    <style:style style:name="Table1.A116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117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Standard">
      <style:text-properties fo:font-variant="normal" fo:text-transform="none" fo:color="#ce181e" style:font-name="Arial" fo:font-size="11pt" fo:letter-spacing="normal" fo:font-style="normal" fo:font-weight="bold" officeooo:rsid="00055415" officeooo:paragraph-rsid="00055415" style:font-size-asian="11pt" style:font-weight-asian="bold" style:font-size-complex="11pt" style:font-weight-complex="bold"/>
    </style:style>
    <style:style style:name="P2" style:family="paragraph" style:parent-style-name="Standard">
      <style:text-properties fo:color="#000000" fo:font-size="15pt" fo:font-style="italic" style:text-underline-style="none" fo:font-weight="bold" officeooo:rsid="006fb5ac" officeooo:paragraph-rsid="0016b27d" style:font-size-asian="15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paragraph-rsid="00154d0c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ce181e" fo:font-weight="bold" officeooo:rsid="0008804a" officeooo:paragraph-rsid="0008804a" style:font-weight-asian="bold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ce181e" style:font-name="Times New Roman" fo:font-size="12pt" fo:font-weight="bold" officeooo:rsid="00055415" officeooo:paragraph-rsid="00055415" style:font-name-asian="Times New Roman1" style:font-size-asian="12pt" style:font-weight-asian="bold" style:font-name-complex="Times New Roman1" style:font-size-complex="12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ce181e" style:font-name="Times New Roman" fo:font-size="12pt" fo:font-weight="bold" officeooo:rsid="0006edd1" officeooo:paragraph-rsid="0006edd1" style:font-name-asian="Times New Roman1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ce181e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ce181e" style:font-name="Times New Roman" fo:font-size="12pt" fo:font-weight="bold" officeooo:rsid="000cf4f8" officeooo:paragraph-rsid="000cf4f8" style:font-name-asian="Times New Roman1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ce181e" style:font-name="Times New Roman" fo:font-size="12pt" fo:font-weight="bold" officeooo:rsid="000ecb30" officeooo:paragraph-rsid="000ecb30" style:font-name-asian="Times New Roman1" style:font-size-asian="12pt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ce181e" style:font-name="Times New Roman" fo:font-size="12pt" fo:font-weight="bold" officeooo:rsid="00106ca0" officeooo:paragraph-rsid="00106ca0" style:font-name-asian="Times New Roman1" style:font-size-asian="12pt" style:font-weight-asian="bold" style:font-name-complex="Times New Roman1" style:font-size-complex="12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ce181e" style:font-name="Times New Roman" fo:font-size="12pt" fo:font-weight="bold" officeooo:rsid="00121f02" officeooo:paragraph-rsid="00121f02" style:font-name-asian="Times New Roman1" style:font-size-asian="12pt" style:font-weight-asian="bold" style:font-name-complex="Times New Roman1" style:font-size-complex="12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ce181e" style:font-name="Times New Roman" fo:font-size="12pt" fo:font-weight="bold" officeooo:rsid="00131d60" officeooo:paragraph-rsid="00131d60" style:font-name-asian="Times New Roman1" style:font-size-asian="12pt" style:font-weight-asian="bold" style:font-name-complex="Times New Roman1" style:font-size-complex="12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ce181e" style:font-name="Times New Roman" fo:font-size="12pt" fo:font-weight="bold" officeooo:rsid="00131d60" officeooo:paragraph-rsid="00145f9a" style:font-name-asian="Times New Roman1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ce181e" style:font-name="Times New Roman" fo:font-size="12pt" fo:font-weight="bold" officeooo:rsid="00154d0c" officeooo:paragraph-rsid="00154d0c" style:font-name-asian="Times New Roman1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ce181e" style:font-name="Times New Roman" fo:font-size="12pt" fo:font-weight="bold" officeooo:rsid="0016b27d" officeooo:paragraph-rsid="0016b27d" style:font-name-asian="Times New Roman1" style:font-size-asian="12pt" style:font-weight-asian="bold" style:font-name-complex="Times New Roman1" style:font-size-complex="12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ce181e" style:font-name="Times New Roman" fo:font-size="12pt" fo:font-weight="bold" officeooo:rsid="0016dc05" officeooo:paragraph-rsid="0016dc05" style:font-name-asian="Times New Roman1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ce181e" style:font-name="Times New Roman" fo:font-size="12pt" fo:font-weight="bold" officeooo:rsid="00182f9b" officeooo:paragraph-rsid="00182f9b" style:font-name-asian="Times New Roman1" style:font-size-asian="12pt" style:font-weight-asian="bold" style:font-name-complex="Times New Roman1" style:font-size-complex="12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ce181e" style:font-name="Times New Roman" fo:font-size="13pt" fo:font-weight="bold" officeooo:rsid="000cf4f8" officeooo:paragraph-rsid="000cf4f8" style:font-name-asian="Times New Roman1" style:font-size-asian="11.3500003814697pt" style:font-weight-asian="bold" style:font-name-complex="Times New Roman1" style:font-size-complex="13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font-variant="normal" fo:text-transform="none" fo:color="#000000" fo:letter-spacing="normal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font-variant="normal" fo:text-transform="none" fo:color="#000000" style:font-name="Arial" fo:font-size="9.75pt" fo:letter-spacing="normal" fo:font-style="normal" fo:font-weight="normal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font-variant="normal" fo:text-transform="none" fo:color="#000000" style:font-name="Times New Roman" fo:font-size="12pt" fo:letter-spacing="normal" fo:font-style="normal" fo:font-weight="normal" style:font-name-asian="Times New Roman1" style:font-size-asian="12pt" style:font-name-complex="Times New Roman1" style:font-size-complex="12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font-variant="normal" fo:text-transform="none" fo:color="#000000" style:font-name="Times New Roman" fo:font-size="12pt" fo:letter-spacing="normal" fo:font-style="normal" fo:font-weight="normal" officeooo:paragraph-rsid="00085f7c" style:font-name-asian="Times New Roman1" style:font-size-asian="12pt" style:font-name-complex="Times New Roman1" style:font-size-complex="12pt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font-variant="normal" fo:text-transform="none" fo:color="#ce181e" style:font-name="Arial" fo:font-size="9.75pt" fo:letter-spacing="normal" fo:font-style="normal" fo:font-weight="bold" style:font-weight-asian="bold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font-variant="normal" fo:text-transform="none" fo:color="#ce181e" style:font-name="Arial" fo:font-size="9.75pt" fo:letter-spacing="normal" fo:font-style="normal" fo:font-weight="bold" officeooo:paragraph-rsid="000cb126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font-variant="normal" fo:text-transform="none" fo:color="#ce181e" style:font-name="Arial" fo:font-size="9.75pt" fo:letter-spacing="normal" fo:font-style="normal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font-variant="normal" fo:text-transform="none" fo:color="#ce181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font-variant="normal" fo:text-transform="none" fo:color="#ce181e" style:font-name="Arial" fo:font-size="12pt" fo:letter-spacing="normal" fo:font-style="normal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font-variant="normal" fo:text-transform="none" fo:color="#ce181e" style:font-name="Arial" fo:font-size="12pt" fo:letter-spacing="normal" fo:font-style="normal" fo:font-weight="bold" officeooo:paragraph-rsid="00085f7c" style:font-name-asian="Times New Roman1" style:font-size-asian="12pt" style:font-weight-asian="bold" style:font-name-complex="Times New Roman1" style:font-size-complex="12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font-variant="normal" fo:text-transform="none" fo:color="#ce181e" style:font-name="Arial" fo:font-size="12pt" fo:letter-spacing="normal" fo:font-style="normal" fo:font-weight="normal" style:font-name-asian="Times New Roman1" style:font-size-asian="12pt" style:font-name-complex="Times New Roman1" style:font-size-complex="12pt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font-variant="normal" fo:text-transform="none" fo:color="#ce181e" style:font-name="Arial" fo:font-size="11pt" fo:letter-spacing="normal" fo:font-style="normal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fo:font-variant="normal" fo:text-transform="none" fo:color="#ce181e" style:font-name="Arial" fo:font-size="13pt" fo:letter-spacing="normal" fo:font-style="normal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font-variant="normal" fo:text-transform="none" fo:color="#ce181e" fo:font-size="12pt" fo:letter-spacing="normal" fo:font-weight="bol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fo:font-variant="normal" fo:text-transform="none" fo:color="#ce181e" style:font-name="Times New Roman" fo:font-size="12pt" fo:letter-spacing="normal" fo:font-style="normal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fo:font-variant="normal" fo:text-transform="none" fo:color="#ce181e" style:font-name="Times New Roman" fo:font-size="12pt" fo:letter-spacing="normal" fo:font-style="normal" fo:font-weight="bold" officeooo:paragraph-rsid="00085f7c" style:font-name-asian="Times New Roman1" style:font-size-asian="12pt" style:font-weight-asian="bold" style:font-name-complex="Times New Roman1" style:font-size-complex="12pt" style:font-weight-complex="bold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fo:font-variant="normal" fo:text-transform="none" fo:color="#ce181e" style:font-name="Times New Roman" fo:font-size="12pt" fo:letter-spacing="normal" fo:font-style="normal" fo:font-weight="normal" style:font-name-asian="Times New Roman1" style:font-size-asian="12pt" style:font-name-complex="Times New Roman1" style:font-size-complex="12pt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fo:font-variant="normal" fo:text-transform="none" fo:color="#ce181e" style:font-name="Arial1" fo:font-size="11pt" fo:letter-spacing="normal" fo:font-style="normal" fo:font-weight="bold" officeooo:rsid="00106ca0" officeooo:paragraph-rsid="00106ca0" style:font-name-asian="Times New Roman1" style:font-size-asian="11pt" style:font-weight-asian="bold" style:font-name-complex="Times New Roman1" style:font-size-complex="11pt" style:font-weight-complex="bold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fo:font-variant="normal" fo:text-transform="none" fo:color="#ce181e" style:font-name="Arial1" fo:font-size="12pt" fo:letter-spacing="normal" fo:font-style="normal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fo:font-variant="normal" fo:text-transform="none" fo:color="#333333" style:font-name="Arial1" fo:font-size="9.75pt" fo:letter-spacing="normal" fo:font-style="normal" fo:font-weight="normal" style:font-name-asian="Times New Roman1" style:font-size-asian="12pt" style:font-name-complex="Times New Roman1" style:font-size-complex="12pt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style:font-name-asian="Times New Roman1" style:font-size-asian="12pt" style:font-name-complex="Times New Roman1" style:font-size-complex="12pt" style:font-weight-complex="bold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2pt" style:font-name-asian="Times New Roman1" style:font-size-asian="12pt" style:font-name-complex="Times New Roman1" style:font-size-complex="12pt" style:font-weight-complex="bold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officeooo:rsid="0016dc05" officeooo:paragraph-rsid="0016dc05" style:font-name-asian="Times New Roman1" style:font-size-asian="12pt" style:font-name-complex="Times New Roman1" style:font-size-complex="12pt" style:font-weight-complex="bold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officeooo:paragraph-rsid="00085f7c" style:font-name-asian="Times New Roman1" style:font-size-asian="12pt" style:font-name-complex="Times New Roman1" style:font-size-complex="12pt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officeooo:paragraph-rsid="00121f02" style:font-name-asian="Times New Roman1" style:font-size-asian="12pt" style:font-name-complex="Times New Roman1" style:font-size-complex="12pt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officeooo:paragraph-rsid="0016b27d" style:font-name-asian="Times New Roman1" style:font-size-asian="12pt" style:font-name-complex="Times New Roman1" style:font-size-complex="12pt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fo:color="#000000" fo:font-size="15pt" fo:font-style="italic" style:text-underline-style="none" fo:font-weight="normal" officeooo:rsid="006a5e4e" officeooo:paragraph-rsid="0016b27d" style:font-size-asian="15pt" style:font-style-asian="italic" style:font-weight-asian="normal" style:font-size-complex="15pt" style:font-style-complex="italic" style:font-weight-complex="normal"/>
    </style:style>
    <style:style style:name="P49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fo:color="#ce181e" style:font-name="Arial1" fo:font-size="12pt" fo:letter-spacing="normal" fo:font-style="normal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5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ce181e" style:font-name="Arial" fo:font-size="9.75pt" fo:letter-spacing="normal" fo:font-style="normal" fo:font-weight="bold" style:font-weight-asian="bold" style:font-weight-complex="bold"/>
    </style:style>
    <style:style style:name="P5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ce181e" style:font-name="Arial" fo:font-size="11pt" fo:letter-spacing="normal" fo:font-style="normal" fo:font-weight="bold" style:font-size-asian="11pt" style:font-weight-asian="bold" style:font-size-complex="11pt" style:font-weight-complex="bold"/>
    </style:style>
    <style:style style:name="P5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ce181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ce181e" fo:letter-spacing="normal" fo:font-weight="bold" style:font-weight-asian="bold" style:font-weight-complex="bold"/>
    </style:style>
    <style:style style:name="P5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ce181e" fo:font-size="12pt" fo:letter-spacing="normal" fo:font-weight="bold" style:font-size-asian="12pt" style:font-weight-asian="bold" style:font-size-complex="12pt" style:font-weight-complex="bold"/>
    </style:style>
    <style:style style:name="P5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ce181e" fo:font-size="12pt" fo:letter-spacing="normal" style:font-size-asian="12pt" style:font-size-complex="12pt"/>
    </style:style>
    <style:style style:name="P5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ce181e" fo:font-size="11pt" fo:letter-spacing="normal" fo:font-weight="bold" style:font-size-asian="11pt" style:font-weight-asian="bold" style:font-size-complex="11pt" style:font-weight-complex="bold"/>
    </style:style>
    <style:style style:name="P57" style:family="paragraph" style:parent-style-name="Standard">
      <style:paragraph-properties fo:margin-top="0cm" fo:margin-bottom="0cm" loext:contextual-spacing="false" fo:line-height="100%"/>
      <style:text-properties fo:font-variant="normal" fo:text-transform="none" fo:color="#ce181e" style:font-name="Arial" fo:font-size="10.5pt" fo:letter-spacing="normal" fo:font-style="normal" fo:font-weight="bold" style:font-name-asian="Times New Roman1" style:font-size-asian="10.5pt" style:font-weight-asian="bold" style:font-name-complex="Times New Roman1" style:font-size-complex="10.5pt" style:font-weight-complex="bold"/>
    </style:style>
    <style:style style:name="P58" style:family="paragraph" style:parent-style-name="Standard">
      <style:paragraph-properties fo:margin-top="0cm" fo:margin-bottom="0cm" loext:contextual-spacing="false" fo:line-height="100%"/>
      <style:text-properties fo:font-variant="normal" fo:text-transform="none" fo:color="#ce181e" style:font-name="Roboto" fo:font-size="12pt" fo:letter-spacing="normal" fo:font-style="normal" fo:font-weight="bold" officeooo:rsid="00154d0c" officeooo:paragraph-rsid="00154d0c" style:font-name-asian="Times New Roman1" style:font-size-asian="12pt" style:font-weight-asian="bold" style:font-name-complex="Times New Roman1" style:font-size-complex="12pt" style:font-weight-complex="bold"/>
    </style:style>
    <style:style style:name="P59" style:family="paragraph" style:parent-style-name="Standard">
      <style:paragraph-properties fo:margin-top="0cm" fo:margin-bottom="0cm" loext:contextual-spacing="false" fo:line-height="100%"/>
      <style:text-properties fo:font-variant="normal" fo:text-transform="none" fo:color="#ce181e" style:font-name="Times New Roman" fo:font-size="11pt" fo:letter-spacing="normal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60" style:family="paragraph" style:parent-style-name="Standard">
      <style:paragraph-properties fo:margin-top="0cm" fo:margin-bottom="0cm" loext:contextual-spacing="false" fo:line-height="100%"/>
      <style:text-properties fo:font-variant="normal" fo:text-transform="none" fo:color="#000000" style:font-name="Times New Roman" fo:font-size="12pt" fo:letter-spacing="normal" style:font-name-asian="Times New Roman1" style:font-size-asian="12pt" style:font-name-complex="Times New Roman1" style:font-size-complex="12pt" style:font-weight-complex="bold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fo:color="#ce181e" style:font-name="Times New Roman" fo:font-size="15pt" fo:font-style="italic" style:text-underline-style="none" fo:font-weight="bold" officeooo:rsid="00717b95" officeooo:paragraph-rsid="0016b27d" style:font-name-asian="Times New Roman1" style:font-size-asian="15pt" style:font-style-asian="italic" style:font-weight-asian="bold" style:font-name-complex="Times New Roman1" style:font-size-complex="15pt" style:font-style-complex="italic" style:font-weight-complex="bold"/>
    </style:style>
    <style:style style:name="P62" style:family="paragraph" style:parent-style-name="Standard">
      <style:paragraph-properties fo:margin-top="0cm" fo:margin-bottom="0cm" loext:contextual-spacing="false" fo:line-height="100%"/>
      <style:text-properties fo:color="#ce181e" style:font-name="Times New Roman" fo:font-size="12pt" fo:font-style="italic" style:text-underline-style="none" fo:font-weight="bold" officeooo:rsid="0016b27d" officeooo:paragraph-rsid="0016b27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63" style:family="paragraph" style:parent-style-name="Standard">
      <style:paragraph-properties fo:margin-top="0cm" fo:margin-bottom="0cm" loext:contextual-spacing="false" fo:line-height="100%"/>
      <style:text-properties fo:color="#ce181e" style:font-name="Times New Roman" fo:font-size="12pt" fo:font-style="italic" style:text-underline-style="none" fo:font-weight="bold" officeooo:rsid="006a5e4e" officeooo:paragraph-rsid="0016b27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64" style:family="paragraph" style:parent-style-name="Standard">
      <style:paragraph-properties fo:margin-top="0cm" fo:margin-bottom="0cm" loext:contextual-spacing="false" fo:line-height="100%"/>
      <style:text-properties fo:color="#ce181e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65" style:family="paragraph" style:parent-style-name="Standard">
      <style:paragraph-properties fo:margin-top="0cm" fo:margin-bottom="0cm" loext:contextual-spacing="false" fo:line-height="100%"/>
      <style:text-properties fo:color="#ce181e" style:font-name="Times New Roman" fo:font-size="12pt" fo:font-weight="bold" officeooo:rsid="0016dc05" officeooo:paragraph-rsid="0016dc05" style:font-name-asian="Times New Roman1" style:font-size-asian="12pt" style:font-weight-asian="bold" style:font-name-complex="Times New Roman1" style:font-size-complex="12pt" style:font-weight-complex="bold"/>
    </style:style>
    <style:style style:name="P66" style:family="paragraph" style:parent-style-name="Standard">
      <style:paragraph-properties fo:margin-top="0cm" fo:margin-bottom="0cm" loext:contextual-spacing="false" fo:line-height="100%"/>
      <style:text-properties fo:color="#ce181e" style:font-name="Times New Roman" fo:font-size="12pt" fo:font-weight="bold" officeooo:rsid="00188b67" officeooo:paragraph-rsid="00188b67" style:font-name-asian="Times New Roman1" style:font-size-asian="12pt" style:font-weight-asian="bold" style:font-name-complex="Times New Roman1" style:font-size-complex="12pt" style:font-weight-complex="bold"/>
    </style:style>
    <style:style style:name="P67" style:family="paragraph" style:parent-style-name="Standard">
      <style:paragraph-properties fo:margin-top="0cm" fo:margin-bottom="0cm" loext:contextual-spacing="false" fo:line-height="100%"/>
      <style:text-properties fo:color="#ce181e" officeooo:paragraph-rsid="00188b67"/>
    </style:style>
    <style:style style:name="P68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style:font-name-asian="Times New Roman1" style:font-size-asian="12pt" style:font-name-complex="Times New Roman1" style:font-size-complex="12pt" style:font-weight-complex="bold"/>
    </style:style>
    <style:style style:name="P6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ce181e" style:font-name="Arial" fo:font-size="10.5pt" fo:letter-spacing="normal" fo:font-style="normal" fo:font-weight="bold" style:font-size-asian="10.5pt" style:font-weight-asian="bold" style:font-size-complex="10.5pt" style:font-weight-complex="bold"/>
    </style:style>
    <style:style style:name="T1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fo:color="#000000" style:font-name="Times New Roman" fo:font-size="12pt" style:font-name-asian="Times New Roman1" style:font-size-asian="12pt" style:font-name-complex="Times New Roman1" style:font-size-complex="12pt" style:font-weight-complex="bold"/>
    </style:style>
    <style:style style:name="T3" style:family="text">
      <style:text-properties fo:color="#000000" style:text-position="super 58%" style:font-name="Times New Roman" fo:font-size="12pt" style:font-name-asian="Times New Roman1" style:font-size-asian="12pt" style:font-name-complex="Times New Roman1" style:font-size-complex="12pt" style:font-weight-complex="bold"/>
    </style:style>
    <style:style style:name="T4" style:family="text">
      <style:text-properties fo:color="#000000" style:font-name="Bitstream Vera Sans" fo:font-size="12pt" fo:font-weight="normal" style:font-name-asian="Times New Roman1" style:font-size-asian="12pt" style:font-name-complex="Times New Roman1" style:font-size-complex="12pt"/>
    </style:style>
    <style:style style:name="T5" style:family="text">
      <style:text-properties fo:color="#000000" style:font-name="Bitstream Vera Sans" fo:font-size="12pt" fo:font-weight="normal" officeooo:rsid="000cb126" style:font-name-asian="Times New Roman1" style:font-size-asian="12pt" style:font-name-complex="Times New Roman1" style:font-size-complex="12pt"/>
    </style:style>
    <style:style style:name="T6" style:family="text">
      <style:text-properties fo:color="#000000" style:font-name="Bitstream Vera Sans" fo:font-size="12pt" fo:font-weight="normal" officeooo:rsid="000cb126" style:font-name-asian="Times New Roman1" style:font-size-asian="12pt" style:font-weight-asian="bold" style:font-name-complex="Times New Roman1" style:font-size-complex="12pt" style:font-weight-complex="bold"/>
    </style:style>
    <style:style style:name="T7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06edd1" style:font-name-asian="Times New Roman1" style:font-size-asian="12pt" style:font-name-complex="Times New Roman1" style:font-size-complex="12pt"/>
    </style:style>
    <style:style style:name="T9" style:family="text">
      <style:text-properties style:font-name="Times New Roman" fo:font-size="12pt" officeooo:rsid="000cf4f8" style:font-name-asian="Times New Roman1" style:font-size-asian="12pt" style:font-name-complex="Times New Roman1" style:font-size-complex="12pt"/>
    </style:style>
    <style:style style:name="T10" style:family="text">
      <style:text-properties style:font-name="Times New Roman" fo:font-size="12pt" officeooo:rsid="000ecb30" style:font-name-asian="Times New Roman1" style:font-size-asian="12pt" style:font-name-complex="Times New Roman1" style:font-size-complex="12pt"/>
    </style:style>
    <style:style style:name="T11" style:family="text">
      <style:text-properties style:font-name="Times New Roman" fo:font-size="12pt" officeooo:rsid="000cb126" style:font-name-asian="Times New Roman1" style:font-size-asian="12pt" style:font-weight-asian="bold" style:font-name-complex="Times New Roman1" style:font-size-complex="12pt" style:font-weight-complex="bold"/>
    </style:style>
    <style:style style:name="T12" style:family="text"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3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4" style:family="text">
      <style:text-properties style:font-name="Times New Roman" style:font-name-asian="Times New Roman1" style:font-name-complex="Times New Roman1"/>
    </style:style>
    <style:style style:name="T15" style:family="text">
      <style:text-properties fo:color="#ce181e" fo:font-weight="bold" officeooo:rsid="00154d0c" style:font-weight-asian="bold" style:font-weight-complex="bold"/>
    </style:style>
    <style:style style:name="T16" style:family="text">
      <style:text-properties fo:color="#ce181e" fo:font-weight="bold" officeooo:rsid="0016b27d" style:font-weight-asian="bold" style:font-weight-complex="bold"/>
    </style:style>
    <style:style style:name="T17" style:family="text">
      <style:text-properties fo:color="#ce181e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8" style:family="text">
      <style:text-properties fo:color="#ce181e" style:font-name="Times New Roman" fo:font-size="12pt" fo:font-weight="bold" officeooo:rsid="00154d0c" style:font-name-asian="Times New Roman1" style:font-size-asian="12pt" style:font-weight-asian="bold" style:font-name-complex="Times New Roman1" style:font-size-complex="12pt" style:font-weight-complex="bold"/>
    </style:style>
    <style:style style:name="T19" style:family="text">
      <style:text-properties fo:color="#ce181e" style:font-name="Times New Roman" fo:font-size="12pt" fo:font-weight="bold" officeooo:rsid="0016b27d" style:font-name-asian="Times New Roman1" style:font-size-asian="12pt" style:font-weight-asian="bold" style:font-name-complex="Times New Roman1" style:font-size-complex="12pt" style:font-weight-complex="bold"/>
    </style:style>
    <style:style style:name="T20" style:family="text">
      <style:text-properties fo:color="#ce181e" style:font-name="Arial" fo:font-size="12pt" fo:font-style="normal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21" style:family="text">
      <style:text-properties fo:color="#ce181e" style:font-name="Arial" fo:font-size="12pt" fo:font-style="normal" fo:font-weight="bold" officeooo:rsid="0008804a" style:font-name-asian="Times New Roman1" style:font-size-asian="12pt" style:font-weight-asian="bold" style:font-name-complex="Times New Roman1" style:font-size-complex="12pt" style:font-weight-complex="bold"/>
    </style:style>
    <style:style style:name="T22" style:family="text">
      <style:text-properties fo:color="#ce181e" style:font-name="Arial" fo:font-size="11pt" fo:font-style="normal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23" style:family="text">
      <style:text-properties fo:color="#ce181e" style:font-name="Arial" fo:font-size="9.75pt" fo:font-style="normal" fo:font-weight="normal"/>
    </style:style>
    <style:style style:name="T24" style:family="text">
      <style:text-properties fo:color="#ce181e" style:font-name="Arial" fo:font-size="9.75pt" fo:font-style="normal" fo:font-weight="bold" style:font-weight-asian="bold"/>
    </style:style>
    <style:style style:name="T25" style:family="text">
      <style:text-properties fo:color="#ce181e" style:font-name="Arial" fo:font-style="normal" fo:font-weight="bold" style:font-weight-asian="bold"/>
    </style:style>
    <style:style style:name="T26" style:family="text">
      <style:text-properties fo:font-variant="normal" fo:text-transform="none" fo:color="#000000" style:font-name="Times New Roman" fo:font-size="12pt" fo:letter-spacing="normal" fo:font-style="normal" fo:font-weight="normal" style:font-name-asian="Times New Roman1" style:font-size-asian="12pt" style:font-name-complex="Times New Roman1" style:font-size-complex="12pt"/>
    </style:style>
    <style:style style:name="T27" style:family="text">
      <style:text-properties fo:font-variant="normal" fo:text-transform="none" fo:color="#000000" style:font-name="Times New Roman" fo:font-size="12pt" fo:letter-spacing="normal" fo:font-style="normal" fo:font-weight="normal" officeooo:rsid="000b7110" style:font-name-asian="Times New Roman1" style:font-size-asian="12pt" style:font-name-complex="Times New Roman1" style:font-size-complex="12pt"/>
    </style:style>
    <style:style style:name="T28" style:family="text">
      <style:text-properties fo:font-variant="normal" fo:text-transform="none" fo:color="#000000" style:font-name="Times New Roman" fo:font-size="12pt" fo:letter-spacing="normal" style:font-name-asian="Times New Roman1" style:font-size-asian="12pt" style:font-name-complex="Times New Roman1" style:font-size-complex="12pt"/>
    </style:style>
    <style:style style:name="T29" style:family="text">
      <style:text-properties fo:font-variant="normal" fo:text-transform="none" fo:color="#000000" style:font-name="Arial" fo:font-size="9.75pt" fo:letter-spacing="normal" fo:language="en" fo:country="IN" fo:font-style="normal" fo:font-weight="normal"/>
    </style:style>
    <style:style style:name="T30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31" style:family="text">
      <style:text-properties fo:font-variant="normal" fo:text-transform="none" fo:color="#000000" fo:letter-spacing="normal"/>
    </style:style>
    <style:style style:name="T32" style:family="text">
      <style:text-properties fo:font-variant="normal" fo:text-transform="none" fo:color="#ce181e" style:font-name="Times New Roman" fo:font-size="12pt" fo:letter-spacing="normal" fo:font-style="normal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33" style:family="text">
      <style:text-properties fo:font-variant="normal" fo:text-transform="none" fo:color="#ce181e" style:font-name="Arial" fo:font-size="12pt" fo:letter-spacing="normal" fo:font-style="normal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34" style:family="text">
      <style:text-properties fo:font-variant="normal" fo:text-transform="none" fo:color="#ce181e" style:font-name="Arial" fo:font-size="9.75pt" fo:letter-spacing="normal" fo:language="en" fo:country="IN" fo:font-style="normal" fo:font-weight="bold" style:font-weight-asian="bold" style:font-weight-complex="bold"/>
    </style:style>
    <style:style style:name="T35" style:family="text">
      <style:text-properties fo:font-variant="normal" fo:text-transform="none" style:font-name="Arial" fo:font-size="9.75pt" fo:letter-spacing="normal" fo:language="en" fo:country="IN" fo:font-style="normal" fo:font-weight="normal"/>
    </style:style>
    <style:style style:name="T36" style:family="text">
      <style:text-properties fo:font-variant="normal" fo:text-transform="none" style:font-name="Arial" fo:font-size="9.75pt" fo:letter-spacing="normal" fo:font-style="normal" fo:font-weight="normal"/>
    </style:style>
    <style:style style:name="T37" style:family="text">
      <style:text-properties fo:font-variant="normal" fo:text-transform="none" style:font-name="Arial" fo:font-size="9.75pt" fo:letter-spacing="normal" fo:font-style="normal" fo:font-weight="bold" style:font-weight-asian="bold" style:font-weight-complex="bold"/>
    </style:style>
    <style:style style:name="T38" style:family="text">
      <style:text-properties fo:font-variant="normal" fo:text-transform="non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style:font-name="Roboto" fo:letter-spacing="normal" fo:font-style="normal"/>
    </style:style>
    <style:style style:name="T40" style:family="text">
      <style:text-properties fo:font-variant="normal" fo:text-transform="none" style:font-name="Roboto" fo:letter-spacing="normal" fo:font-style="normal" officeooo:rsid="00145f9a"/>
    </style:style>
    <style:style style:name="T41" style:family="text">
      <style:text-properties style:font-name="Arial" fo:font-size="9.75pt" fo:font-style="normal"/>
    </style:style>
    <style:style style:name="T42" style:family="text">
      <style:text-properties style:font-name="Arial" fo:font-size="9.75pt" fo:font-style="normal" fo:font-weight="normal"/>
    </style:style>
    <style:style style:name="T43" style:family="text">
      <style:text-properties style:font-name="Arial" fo:font-style="normal"/>
    </style:style>
    <style:style style:name="T44" style:family="text">
      <style:text-properties style:font-name="Arial" fo:font-style="normal" style:font-name-asian="Times New Roman1" style:font-name-complex="Times New Roman1"/>
    </style:style>
    <style:style style:name="T45" style:family="text">
      <style:text-properties style:font-name="Arial" fo:font-style="normal" fo:font-weight="normal"/>
    </style:style>
    <style:style style:name="T46" style:family="text">
      <style:text-properties style:font-name="Arial" fo:font-style="normal" fo:font-weight="normal" officeooo:rsid="000cf4f8"/>
    </style:style>
    <style:style style:name="T47" style:family="text">
      <style:text-properties style:font-name="Arial" fo:font-style="normal" officeooo:rsid="000cf4f8"/>
    </style:style>
    <style:style style:name="T48" style:family="text">
      <style:text-properties style:font-name="Arial" fo:font-style="normal" officeooo:rsid="0019d51c"/>
    </style:style>
    <style:style style:name="T49" style:family="text">
      <style:text-properties style:font-name="Bitstream Vera Sans" fo:font-size="12pt" officeooo:rsid="000cb126" style:font-name-asian="Times New Roman1" style:font-size-asian="12pt" style:font-weight-asian="bold" style:font-name-complex="Times New Roman1" style:font-size-complex="12pt" style:font-weight-complex="bold"/>
    </style:style>
    <style:style style:name="T50" style:family="text">
      <style:text-properties officeooo:rsid="00106ca0"/>
    </style:style>
    <style:style style:name="T51" style:family="text">
      <style:text-properties officeooo:rsid="00121f02"/>
    </style:style>
    <style:style style:name="T52" style:family="text">
      <style:text-properties officeooo:rsid="00188b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2">QUESTIONS on SUBQUERY</text:p>
          </table:table-cell>
        </table:table-row>
        <table:table-row table:style-name="Table1.1">
          <table:table-cell table:style-name="Table1.A2" office:value-type="string">
            <text:p text:style-name="P44">1.DISPLAY ALL THE EMPLOYEES WHOSE DEPARTMET NAMES ENDING 'S'</text:p>
            <text:p text:style-name="P7">select * from emp where deptno in(select deptno from dname where dname like ‘%s’;</text:p>
          </table:table-cell>
        </table:table-row>
        <table:table-row table:style-name="Table1.3">
          <table:table-cell table:style-name="Table1.A3" office:value-type="string">
            <text:p text:style-name="P44">2.QUERY TO DISPLAY THE EMPLOYEE NAMES WHO IS HAVING MAXIMUM SALARY IN DEPT NAME "ACCOUNTING"</text:p>
            <text:p text:style-name="P1">SELECT ENAME FROM EMP WHERE SAL = (SELECT MAX(SAL) FROM EMP WHERE DEPTNO =(SELECT DEPTNO FROM DEPT WHERE DNAME='ACCOUNTING')) ;</text:p>
          </table:table-cell>
        </table:table-row>
        <table:table-row table:style-name="Table1.1">
          <table:table-cell table:style-name="Table1.A4" office:value-type="string">
            <text:p text:style-name="P44">3.QUERY TO DISPLAY THE DEPT NAME WHO IS HAVING HIGHEST COMMISSION</text:p>
            <text:p text:style-name="P4"><text:span text:style-name="T1"><text:s text:c="2"/></text:span><text:span text:style-name="T32">SELECT DNAME FROM DEPT WHERE DEPTNO = (SELECT DEPTNO FROM EMP WHERE COMM =(SELECT MAX(COMM) FROM EMP));</text:span></text:p>
          </table:table-cell>
        </table:table-row>
        <table:table-row table:style-name="Table1.3">
          <table:table-cell table:style-name="Table1.A5" office:value-type="string">
            <text:p text:style-name="P44">4. QUERY TO DISPLAY THE EMPLOYEE NAMES WHOSE DEPARTMENT NAME HAS 2ND CHARACTER AS 'O'.</text:p>
            <text:p text:style-name="P7">select * from emp where deptno in(select deptno from dname where dname ‘_a%’;</text:p>
          </table:table-cell>
        </table:table-row>
        <table:table-row table:style-name="Table1.1">
          <table:table-cell table:style-name="Table1.A6" office:value-type="string">
            <text:p text:style-name="P44">5. QUERY TO DISPLAY ALL THE EMPLOYEES WHO’S DEPT NUMBER IS SAME AS SCOTT.</text:p>
            <text:p text:style-name="P44"/>
            <text:p text:style-name="P27">SELECT * FROM EMP WHERE DEPTNO = ( SELECT DEPTNO FROM EMP WHERE ENAME = 'SCOTT');</text:p>
          </table:table-cell>
        </table:table-row>
        <table:table-row table:style-name="Table1.1">
          <table:table-cell table:style-name="Table1.A7" office:value-type="string">
            <text:p text:style-name="P44">6.QUERY TO DISPLAY ALL THE EMPLOYEES IN 'OPERATIONS AND ACCOUNTING' DEPT.</text:p>
            <text:p text:style-name="P25"><text:span text:style-name="T7">select * from emp where deptno in ( select deptno from dept where dname in ( 'operations','accounting'))</text:span><text:span text:style-name="T1">;</text:span></text:p>
          </table:table-cell>
        </table:table-row>
        <table:table-row table:style-name="Table1.1">
          <table:table-cell table:style-name="Table1.A8" office:value-type="string">
            <text:p text:style-name="P44">7.LIST THE EMPLOYEES WHO HAS SALARY GREATER THAN MILLER</text:p>
            <text:p text:style-name="P8">select * from emp where sal &gt;(select sal from emp where ename=’miller’ </text:p>
          </table:table-cell>
        </table:table-row>
        <table:table-row table:style-name="Table1.1">
          <table:table-cell table:style-name="Table1.A9" office:value-type="string">
            <text:p text:style-name="P44">8. LIST DEPARTMENT NAME HAVING ATLEAST 3 SALESMAN</text:p>
            <text:p text:style-name="P27">select dname from dept where deptno in( select deptno from emp where job='salesman' group by de</text:p>
            <text:p text:style-name="P50">ptno having count(*)&gt;=3);</text:p>
            <text:p text:style-name="P3"><text:line-break/></text:p>
          </table:table-cell>
        </table:table-row>
        <table:table-row table:style-name="Table1.1">
          <table:table-cell table:style-name="Table1.A10" office:value-type="string">
            <text:p text:style-name="P44">9. DISPLAY THE DNAME OF AN EMPLOYEES WHO HAS <text:s/>NO REPORTING MANAGER.</text:p>
            <text:p text:style-name="P44"/>
            <text:p text:style-name="P25"><text:span text:style-name="T7">select </text:span><text:span text:style-name="T8">dname</text:span><text:span text:style-name="T7"> from </text:span><text:span text:style-name="T8">dname</text:span><text:span text:style-name="T7"> where </text:span><text:span text:style-name="T8">deptno from emp where mgr </text:span><text:span text:style-name="T7">is null;</text:span></text:p>
            <text:p text:style-name="P23"/>
          </table:table-cell>
        </table:table-row>
        <table:table-row table:style-name="Table1.1">
          <table:table-cell table:style-name="Table1.A11" office:value-type="string">
            <text:p text:style-name="P44">10. LIST ALL THE EMPLOYEES WHO ARE REPORTING TO JONES MANAGER</text:p>
            <text:p text:style-name="P22"><text:span text:style-name="T7"><text:line-break/></text:span><text:span text:style-name="T17">select * from emp where empno =(select mgr from emp where ename ='jones');</text:span></text:p>
            <text:p text:style-name="P3"><text:line-break/></text:p>
          </table:table-cell>
        </table:table-row>
        <table:table-row table:style-name="Table1.1">
          <table:table-cell table:style-name="Table1.A12" office:value-type="string">
            <text:p text:style-name="P44">11. LIST EMPLOYEES FROM RESEARCH&amp;ACCOUNTING HAVING ATLEAST 2 REPORTING.</text:p>
            <text:p text:style-name="P35">select * from emp where deptno in( select deptno from dept where dname in ('research','accounting'))</text:p>
            <text:p text:style-name="P50">and empno in ( select mgr from emp group by mgr having count(*)&gt;=2);</text:p>
            <text:p text:style-name="P3"><text:line-break/></text:p>
          </table:table-cell>
        </table:table-row>
        <table:table-row table:style-name="Table1.3">
          <table:table-cell table:style-name="Table1.A13" office:value-type="string">
            <text:p text:style-name="P44">12. DISPLAY THE DEPARTNAME OF THE EMPLOYEE WHOSE NAME DOES NOT STARTS WITH S AND SALARY BETWEEN 1500 TO 3000.</text:p>
            <text:p text:style-name="P44"/>
            <text:p text:style-name="P35">select dname from dept where deptno in ( select deptno from emp where ename like 's%' and sal between 1500 and 3000);</text:p>
          </table:table-cell>
        </table:table-row>
        <text:soft-page-break/>
        <table:table-row table:style-name="Table1.3">
          <table:table-cell table:style-name="Table1.A14" office:value-type="string">
            <text:p text:style-name="P44">13.DISPLAY LOCATION OF EMPLOYEE WHOSE SALARY IS MINIMUM SALARY BUT SALARY IS GREATER THAN 2000</text:p>
            <text:p text:style-name="P22"><text:span text:style-name="T7"><text:line-break/></text:span><text:span text:style-name="T17">select loc from dept where deptno in (select deptno from emp where sal in( select min(sal) from</text:span></text:p>
            <text:p text:style-name="P50">emp where sal&gt;2000));</text:p>
            <text:p text:style-name="P44"/>
          </table:table-cell>
        </table:table-row>
        <table:table-row table:style-name="Table1.1">
          <table:table-cell table:style-name="Table1.A15" office:value-type="string">
            <text:p text:style-name="P44">14. DISPLAY THE LOCATION OF AN EMPLOYEE IN ACCOUNTING DEPARTMENT.</text:p>
            <text:p text:style-name="P35">select loc from dept where deptno = (select deptno from dept where dname='accounting');</text:p>
          </table:table-cell>
        </table:table-row>
        <table:table-row table:style-name="Table1.3">
          <table:table-cell table:style-name="Table1.A16" office:value-type="string">
            <text:p text:style-name="P44">15. DISPLAY THE DEPARTMENT ‘S LOCATION THAT IS HAVING GREATER THAN FOUR EMPLOYEES IN IT.</text:p>
            <text:p text:style-name="P35">select loc from dept where deptno in (select deptno from emp group by deptno having count(*)&gt;4);</text:p>
          </table:table-cell>
        </table:table-row>
        <table:table-row table:style-name="Table1.3">
          <table:table-cell table:style-name="Table1.A17" office:value-type="string">
            <text:p text:style-name="P44">16. WRITE A QUERY TO DISPLAY ALL THE EMPLOYEE WHOSE JOB NOT SAME AS ALLEN AND SALARY IS GREATER THAN MARTIN.</text:p>
            <text:p text:style-name="P35">select * from emp where Job !=(select job from emp where ename='ALLEN') AND SAL &gt;(SELECT SAL FROM EMP WHERE ENAME='MARTIN');</text:p>
          </table:table-cell>
        </table:table-row>
        <table:table-row table:style-name="Table1.3">
          <table:table-cell table:style-name="Table1.A18" office:value-type="string">
            <text:p text:style-name="P44">17. DISPLAY ALL THE EMPLOYEES WHO IS HAVING LOCATION IS SAME AS ADAM'S MANAGER?</text:p>
            <text:p text:style-name="P35">select * from emp where deptno =(select deptno from dept where loc =(select loc from dept where</text:p>
            <text:p text:style-name="P53"> <text:span text:style-name="T41">deptno =(select deptno from emp where empno = (select mgr from emp where ename='adams'))));</text:span></text:p>
            <text:p text:style-name="P9"/>
          </table:table-cell>
        </table:table-row>
        <table:table-row table:style-name="Table1.1">
          <table:table-cell table:style-name="Table1.A19" office:value-type="string">
            <text:p text:style-name="P44">18. DISPLAY THE JOB, MANAGER NUMBER OF EMPLOYEES WHO IS WORKING FOR JONES?</text:p>
            <text:p text:style-name="P35">select job, ename,mgr from emp where mgr =(select empno from emp where ename='jones');</text:p>
          </table:table-cell>
        </table:table-row>
        <table:table-row table:style-name="Table1.1">
          <table:table-cell table:style-name="Table1.A20" office:value-type="string">
            <text:p text:style-name="P44">19. DISPLAY THE EMPLOYEE NAMES, HIGHER DATE, COMMISSION OF FORD'S MANAGER?</text:p>
            <text:p text:style-name="P35">select ename ,hiredate ,comm from emp where empno =(select mgr from emp where ename = 'ford');</text:p>
          </table:table-cell>
        </table:table-row>
        <table:table-row table:style-name="Table1.3">
          <table:table-cell table:style-name="Table1.A21" office:value-type="string">
            <text:p text:style-name="P44">20. DISPLAY THE NUMBER OF EMPLOYEES WHO ARE GETTING SALARY LESS THAN THE BLAKE'S MANAGER</text:p>
            <text:p text:style-name="P35">select count(ename) from emp where sal&lt;(select sal from emp where empno=(select mgr from emp where ename='blake'));</text:p>
          </table:table-cell>
        </table:table-row>
        <table:table-row table:style-name="Table1.1">
          <table:table-cell table:style-name="Table1.A22" office:value-type="string">
            <text:p text:style-name="P44">21.LIST EMPLOYEES WHO LOCATED IN CHICAGO AND THEIR COMMISSION IS ZERO.</text:p>
            <text:p text:style-name="P29">select count(*) from emp where comm=0 and deptno in (select deptno from dept where loc='chicago');</text:p>
          </table:table-cell>
        </table:table-row>
        <table:table-row table:style-name="Table1.3">
          <table:table-cell table:style-name="Table1.A23" office:value-type="string">
            <text:p text:style-name="P44">22. LIST EMPLOYEES WHO WORK FOR SALES DEPARTMENT AND THEIR SALARY GREATER THAN AVERAGE SALARY OF THEIR DEPARTMENT.</text:p>
            <text:p text:style-name="P35">select * from emp where deptno = (select deptno from dept where dname='sales') and sal &gt; any (select</text:p>
            <text:p text:style-name="P52">avg(sal) from emp group by deptno);</text:p>
            <text:p text:style-name="P44"/>
          </table:table-cell>
        </table:table-row>
        <table:table-row table:style-name="Table1.3">
          <table:table-cell table:style-name="Table1.A24" office:value-type="string">
            <text:p text:style-name="P44">23. LIST EMPLOYEES WHO ARE WORKING IN RESEARCH DEPARTMENT AND THEY ARE MANAGER.</text:p>
            <text:p text:style-name="P29">select ename from emp where deptno =(select deptno from dept where dname='research') and empno in (select mgr from emp);</text:p>
          </table:table-cell>
        </table:table-row>
        <table:table-row table:style-name="Table1.1">
          <table:table-cell table:style-name="Table1.A25" office:value-type="string">
            <text:p text:style-name="P44">24. DISPLAY DEPARTMENT NAME OF THE EMPLOYEES WHO EARN COMMISSION.</text:p>
            <text:p text:style-name="P4"><text:span text:style-name="T1"><text:line-break/></text:span><text:span text:style-name="T28"> </text:span><text:span text:style-name="T33">select dname from dept where deptno in (select deptno from emp where comm is not null);</text:span></text:p>
            <text:p text:style-name="P29"/>
          </table:table-cell>
        </table:table-row>
        <table:table-row table:style-name="Table1.3">
          <table:table-cell table:style-name="Table1.A26" office:value-type="string">
            <text:p text:style-name="P44">25. DISPLAY DEPARTMENT NAME OF THE EMPLOYEE WHO EARN MAXIMUM SALARY AND HAVE NO REPORTING MANAGER.</text:p>
            <text:p text:style-name="P29"><text:soft-page-break/>select dname from dept where deptno in ( select deptno from emp where mgr is null and sal=(select max(sal) from emp));</text:p>
            <text:p text:style-name="P44"/>
          </table:table-cell>
        </table:table-row>
        <table:table-row table:style-name="Table1.3">
          <table:table-cell table:style-name="Table1.A27" office:value-type="string">
            <text:p text:style-name="P44">26. DISPLAY EMPLOYEE DETAILS WHO ARE REPORTING TO BLAKE AND HAVE COMMISSION WITHOUT USING NULL OR NOT NULL</text:p>
            <text:p text:style-name="P29">select * from emp where mgr in (select empno from emp where ename='blake') and comm is not null;</text:p>
          </table:table-cell>
        </table:table-row>
        <table:table-row table:style-name="Table1.1">
          <table:table-cell table:style-name="Table1.A28" office:value-type="string">
            <text:p text:style-name="P44">27. LIST ALL THE DEPTNAME AND LOC OF ALL THE SALESMAN MANAGER-MANAGER'S</text:p>
            <text:p text:style-name="P29">select dname ,loc from dept where deptno in(select deptno from emp where empno in( select mgr</text:p>
            <text:p text:style-name="P52">from emp where empno in(select mgr from emp where job='salesman')));</text:p>
            <text:p text:style-name="P9"/>
          </table:table-cell>
        </table:table-row>
        <table:table-row table:style-name="Table1.3">
          <table:table-cell table:style-name="Table1.A29" office:value-type="string">
            <text:p text:style-name="P44">28. LIST THE EMPLOYEE DEPTNAME AND LOC OF ALL THE EMPLOYEES WHO ARE CLERK ,REPORTING TO BLAKE AND SALARY IS LESSER THAN MARTIN SALARY</text:p>
            <text:p text:style-name="P29">select dname ,loc from dept where deptno in (select deptno from emp where job='clerk' and mgr in (select empno from emp where ename='blake' )</text:p>
            <text:p text:style-name="P54"><text:s/><text:span text:style-name="T43">and sal&lt;(select sal from emp where ename='martin'));</text:span></text:p>
            <text:p text:style-name="P44"/>
          </table:table-cell>
        </table:table-row>
        <table:table-row table:style-name="Table1.30">
          <table:table-cell table:style-name="Table1.A30" office:value-type="string">
            <text:p text:style-name="P44">29. LIST THE EMPLOYEES WHO DOES NOT DIRECTLY REPORT TO PRESIDENT,HAVE COMMISSION AND SALARY MORE THAN MAX SALARY OF ALL THE CLERK WITHOUT USING NULL OR NOT NULL</text:p>
            <text:p text:style-name="P27">select ename from emp where mgr != (select empno from emp where job='president') and comm is not null</text:p>
            <text:p text:style-name="P50">and sal&gt; all(select max(sal) from emp where job='clerk' );</text:p>
            <text:p text:style-name="P44"/>
          </table:table-cell>
        </table:table-row>
        <table:table-row table:style-name="Table1.3">
          <table:table-cell table:style-name="Table1.A31" office:value-type="string">
            <text:p text:style-name="P44">30. LIST THE EMPLOYEES WHO JOINED AFTER 2 YEARS OF FIRST EMPLOYEE OF THE COMPANY AND MORE THAN BLAKE SALARY</text:p>
            <text:p text:style-name="P29">select * from emp where hiredate&gt;all(select min(hiredate)+(365*2) from emp) and sal&gt;(select sal from emp where ename='blake');</text:p>
            <text:p text:style-name="P3"><text:line-break/></text:p>
          </table:table-cell>
        </table:table-row>
        <table:table-row table:style-name="Table1.1">
          <table:table-cell table:style-name="Table1.A32" office:value-type="string">
            <text:p text:style-name="P44">31. DISPLAY LOCATION OF ALL THE EMPLOYEES WHO REPORTING TO BLAKE</text:p>
            <text:p text:style-name="P44"/>
            <text:p text:style-name="P29">select loc from dept where deptno in( select deptno from emp where mgr =(select empno from emp where ename='blake'));</text:p>
          </table:table-cell>
        </table:table-row>
        <table:table-row table:style-name="Table1.3">
          <table:table-cell table:style-name="Table1.A33" office:value-type="string">
            <text:p text:style-name="P44">32. LIST ALL THE EMPLOYEES WHOSE JOB IS SAME AS JONES AND THEIR SALARY LESSER THAN SCOTT</text:p>
            <text:p text:style-name="P34"><text:span text:style-name="T14"><text:s/></text:span><text:span text:style-name="T44">select * from emp where job=(select job from emp where ename='jones') and sal&lt;(select sal from emp where ename='scott');</text:span></text:p>
          </table:table-cell>
        </table:table-row>
        <table:table-row table:style-name="Table1.3">
          <table:table-cell table:style-name="Table1.A34" office:value-type="string">
            <text:p text:style-name="P44">33.DISPLAY ALL THE EMPLOYEES OF DEPARTMENT 30, 20 WITH THERE ANUAL SALARY AND HAVING ATLEAST 3 EMPLOYEES</text:p>
            <text:p text:style-name="P29">select sal*12 as anual_sal, ename from emp where deptno in(20,30) and deptno in (select deptno from emp group by deptno having count(*)&gt;=3);</text:p>
          </table:table-cell>
        </table:table-row>
        <table:table-row table:style-name="Table1.1">
          <table:table-cell table:style-name="Table1.A35" office:value-type="string">
            <text:p text:style-name="P44">34.DISPLAY ALL THE EMPLOYEES WHO ARE EARN LESS THAN ANY OF THE SALESMAN?</text:p>
            <text:p text:style-name="P44"/>
            <text:p text:style-name="P36">select * from emp where sal &lt; any(select sal from emp where job='salesman');</text:p>
            <text:p text:style-name="P24"/>
          </table:table-cell>
        </table:table-row>
        <text:soft-page-break/>
        <table:table-row table:style-name="Table1.1">
          <table:table-cell table:style-name="Table1.A36" office:value-type="string">
            <text:p text:style-name="P45">35.DISPLAY ALL THE EMPLOYEES WHO ARE JOINED BEFORE THE LAST PERSON?</text:p>
            <text:p text:style-name="P30">select * from emp where hiredate &lt; (select max(hiredate) from emp);</text:p>
            <text:p text:style-name="P24"/>
          </table:table-cell>
        </table:table-row>
        <table:table-row table:style-name="Table1.1">
          <table:table-cell table:style-name="Table1.A37" office:value-type="string">
            <text:p text:style-name="P44">35.FIND 3RD MINIMUM SALARY IN THE EMPLOYEE TABLE.</text:p>
            <text:p text:style-name="P44"/>
            <text:p text:style-name="P35">select min(sal) from emp where sal &gt; (select min(sal) from emp where sal &gt; (select min(sal) from emp));</text:p>
          </table:table-cell>
        </table:table-row>
        <table:table-row table:style-name="Table1.1">
          <table:table-cell table:style-name="Table1.A38" office:value-type="string">
            <text:p text:style-name="P44">36.DISPLAY ALL THE EMPLOYEES WHO ARE EARNING MORE THAN ANY OF THE MANAGER.</text:p>
            <text:p text:style-name="P9"/>
            <text:p text:style-name="P35">select * from emp where sal &gt; any (select sal from emp where job ='manager');</text:p>
          </table:table-cell>
        </table:table-row>
        <table:table-row table:style-name="Table1.3">
          <table:table-cell table:style-name="Table1.A39" office:value-type="string">
            <text:p text:style-name="P44">37.LIST EMPLOYEES WHO JOINED AFTER 4 YEARS OF 1ST EMPLOYEE OF THE COMPANY AND LESS THAN BLAKE SALARY.</text:p>
            <text:p text:style-name="P29">select ename from emp where hiredate &gt; (select min(hiredate)+(365*4) from emp) and sal&lt; (select sal from emp where ename='blake');</text:p>
            <text:p text:style-name="P3"><text:line-break/></text:p>
          </table:table-cell>
        </table:table-row>
        <table:table-row table:style-name="Table1.3">
          <table:table-cell table:style-name="Table1.A40" office:value-type="string">
            <text:p text:style-name="P44">38. DISPLAY THE DEPARTMENT INFORMATION OF EMPLOYEE WHO IS WORKING FOR NEW YORK LOCATION</text:p>
            <text:p text:style-name="P21"><text:span text:style-name="T7"> </text:span><text:span text:style-name="T20">select * </text:span><text:span text:style-name="T21">from dname where deptno in(select deptno from emp where loc=’newyork’</text:span></text:p>
          </table:table-cell>
        </table:table-row>
        <table:table-row table:style-name="Table1.3">
          <table:table-cell table:style-name="Table1.A41" office:value-type="string">
            <text:p text:style-name="P44">39.       DISPLAY LOCATION OF EMPLOYEES, WHOSE NAME DOESN'T START WITH A AND SALARY BETWEEN 1000 AND 3000.</text:p>
            <text:p text:style-name="P35">select loc from emp,dept where emp.deptno=dept.deptno and ename like 'a%' and sal between 1000 and 3000;</text:p>
            <text:p text:style-name="P3"><text:line-break/></text:p>
          </table:table-cell>
        </table:table-row>
        <table:table-row table:style-name="Table1.1">
          <table:table-cell table:style-name="Table1.A42" office:value-type="string">
            <text:p text:style-name="P44">40. DISPLAY DEPARTMENT NAME OF ALL THE EMPLOYEES WHO ARE REPORTING TO BLAKE.</text:p>
            <text:p text:style-name="P27">SELECT DNAME FROM DEPT WHERE DEPTNO IN (SELECT DEPTNO FROM EMP WHERE MGR IN (SELECT EMPNO FROM EMP WHERE ENAME='BLAKE'));</text:p>
          </table:table-cell>
        </table:table-row>
        <table:table-row table:style-name="Table1.1">
          <table:table-cell table:style-name="Table1.A43" office:value-type="string">
            <text:p text:style-name="P44">41. DISPLAY MARTIN'S MANAGER'S MANAGER'S DEPARTMENT NAME AND <text:s/>LOCATION.</text:p>
            <text:p text:style-name="P35">select dname , loc from dept where deptno = (select deptno from emp <text:s text:c="2"/>where empno in (select mgr from emp where empno in (select mgr</text:p>
            <text:p text:style-name="P52">from emp where ename ='martin')));</text:p>
            <text:p text:style-name="P44"/>
          </table:table-cell>
        </table:table-row>
        <table:table-row table:style-name="Table1.3">
          <table:table-cell table:style-name="Table1.A44" office:value-type="string">
            <text:p text:style-name="P44">42.DISPLAY THE MANAGER NUMBER,JOB AND DEPARTMENT NUMBER FOR THOSE WHO DON'T HAVE COMMISSION IN THE LOCATION CHICAGO OR DALLAS</text:p>
            <text:p text:style-name="P6"><text:span text:style-name="T7">select mno,job</text:span><text:span text:style-name="T12">,deptno</text:span><text:span text:style-name="T7"> from emp where deptno in(select deptno from dname where comm is not null and loc in(‘chicago’,’dallas’);</text:span></text:p>
            <text:p text:style-name="P44"><text:bookmark text:name="_GoBack"/></text:p>
          </table:table-cell>
        </table:table-row>
        <table:table-row table:style-name="Table1.3">
          <table:table-cell table:style-name="Table1.A45" office:value-type="string">
            <text:p text:style-name="P44">43.DISPLAY THE EMPLOYEE DETAILS WITH THEIR ANNUAL SALARY WHO EARN MAXIMUM COMMISSION</text:p>
            <text:p text:style-name="P35">select * from emp,dept where emp.deptno=dept.deptno and comm in (select max(comm) from emp);</text:p>
            <text:p text:style-name="P3"><text:line-break/></text:p>
          </table:table-cell>
        </table:table-row>
        <text:soft-page-break/>
        <table:table-row table:style-name="Table1.30">
          <table:table-cell table:style-name="Table1.A46" office:value-type="string">
            <text:p text:style-name="P44">44.DISPLAY ALL THE EMPLOYEE WHOSE DEPARTMENT IS SALES AND WHO IS EARNING SOME COMMISSION (I.E COMMISSION IS NOT NULL OR ZERO)AND WHO IS HIRED BEFORE THE LAST PERSON HIRED.</text:p>
            <text:p text:style-name="P29">select * from emp where comm is not null and hiredate &lt;(select max(hiredate) from emp)</text:p>
            <text:p text:style-name="P52"><text:s/>and deptno in(select deptno from dept where dname='sales');</text:p>
            <text:p text:style-name="P44"/>
          </table:table-cell>
        </table:table-row>
        <table:table-row table:style-name="Table1.3">
          <table:table-cell table:style-name="Table1.A47" office:value-type="string">
            <text:p text:style-name="P44">45.DISPLAY ALL THE DEPARTMENT NAMES FOR WARD'S MANAGER'S MANAGER </text:p>
            <text:p text:style-name="P28"><text:span text:style-name="T14">select dname,mgr from emp e,dept d where e.deptno= d.deptno and empno in (select mgr from emp w</text:span>here empno in (select mgr from emp where ename='ward'));</text:p>
            <text:p text:style-name="P44"/>
          </table:table-cell>
        </table:table-row>
        <table:table-row table:style-name="Table1.3">
          <table:table-cell table:style-name="Table1.A48" office:value-type="string">
            <text:p text:style-name="P44">46:DISPLAY DEPARTMENT NAMES OF EMPLOYEE'S WHOSE SALARY IS GREATER THAN AVERAGE SALARY OF ALL THE CLERK'S</text:p>
            <text:p text:style-name="P35">select d.dname,max(e.comm) from emp e,dept d where e.deptno=d.deptno and e.sal&gt; all(select avg(sal) from emp where job='clerk'group by job);</text:p>
          </table:table-cell>
        </table:table-row>
        <table:table-row table:style-name="Table1.1">
          <table:table-cell table:style-name="Table1.A49" office:value-type="string">
            <text:p text:style-name="P44">47.DISPLAY THE LAST EMPLOYEE RECORD WITH 25% HIKE IN SALARY.</text:p>
            <text:p text:style-name="P4"><text:span text:style-name="T26">SELECT * FROM EMP </text:span><text:span text:style-name="T27">where sal in(select sal from emp where sal+(sal*25/100);</text:span></text:p>
          </table:table-cell>
        </table:table-row>
        <table:table-row table:style-name="Table1.3">
          <table:table-cell table:style-name="Table1.A50" office:value-type="string">
            <text:p text:style-name="P44">48.DISPLAY THE DEPARTMENT NUMBER WHO WORKING IN SALES DEPARTMENT AND THEY ARE MANAGER.</text:p>
            <text:p text:style-name="P32">select deptno from dept where deptno in(select deptno from dept where dname='sales') and deptno in</text:p>
            <text:p text:style-name="P51">(select deptno from emp where job='manager');</text:p>
            <text:p text:style-name="P44"/>
            <text:p text:style-name="P44"/>
          </table:table-cell>
        </table:table-row>
        <table:table-row table:style-name="Table1.3">
          <table:table-cell table:style-name="Table1.A51" office:value-type="string">
            <text:p text:style-name="P44">49.DISPLAY DEPARTMENT NAME OF THE EMPLOYEE WHO EARN MINMUM SALARY AND HAVE REPORTING MANAGER.</text:p>
            <text:p text:style-name="P35">SELECT DNAME FROM DEPT WHERE DEPTNO IN( SELECT DEPTNO FROM EMP WHERE</text:p>
            <text:p text:style-name="P50">SAL =( SELECT MIN( SAL) FROM EMP WHERE MGR IS NOT NULL));</text:p>
            <text:p text:style-name="P44"/>
          </table:table-cell>
        </table:table-row>
        <table:table-row table:style-name="Table1.1">
          <table:table-cell table:style-name="Table1.A52" office:value-type="string">
            <text:p text:style-name="P44">50.DISPLAY HIREDATE AND JOB OF ALL THE EMPLOYEES WORKING FOR SALES</text:p>
            <text:p text:style-name="P37">SELECT D.DNAME,E.HIREDATE FROM EMP E, DEPT D WHERE E.DEPTNO=D.DEPTNO AND E.DEPTNO IN (SELECT DEPTNO FROM DEPT WHERE DNAME='SALES')</text:p>
          </table:table-cell>
        </table:table-row>
        <table:table-row table:style-name="Table1.1">
          <table:table-cell table:style-name="Table1.A53" office:value-type="string">
            <text:p text:style-name="P44">51.DISPLAY LOCATION AND DNAME OF EMPLOYEE WHO WORKING AS PRESIDENT</text:p>
            <text:p text:style-name="P35">SELECT DNAME,LOC FROM DEPT WHERE DEPTNO=(SELECT DEPTNO FROM EMP WHERE JOB='PRESIDENT');</text:p>
          </table:table-cell>
        </table:table-row>
        <table:table-row table:style-name="Table1.3">
          <table:table-cell table:style-name="Table1.A54" office:value-type="string">
            <text:p text:style-name="P44">52.DISPLAY THE DNAME OF EMPLOYEES WHOES SALARY IS MAXIMUM SALARY BUT LESSER THAN 3000</text:p>
            <text:p text:style-name="P29">select dname from dept where deptno in (select deptno from emp where sal in (select max(sal) fr</text:p>
            <text:p text:style-name="P52">om emp where sal&lt; 3000));</text:p>
            <text:p text:style-name="P44"/>
          </table:table-cell>
        </table:table-row>
        <table:table-row table:style-name="Table1.1">
          <table:table-cell table:style-name="Table1.A55" office:value-type="string">
            <text:p text:style-name="P44">53.DISPLAY THE DEPARTMENT NAME WHO ARE REPORTING TO ADAMS.</text:p>
            <text:p text:style-name="P35">select dname from dept where deptno in (select deptno from emp where mgr in( select empno from</text:p>
            <text:p text:style-name="P52">emp where ename='adams'));</text:p>
            <text:p text:style-name="P44"/>
            <text:p text:style-name="P44"/>
          </table:table-cell>
        </table:table-row>
        <table:table-row table:style-name="Table1.1">
          <table:table-cell table:style-name="Table1.A56" office:value-type="string">
            <text:p text:style-name="P44">54.DISPLAY LAST EMPLOYEE RECORD ACCORDING TO EMPNO.</text:p>
            <text:p text:style-name="P44"><text:soft-page-break/></text:p>
            <text:p text:style-name="P21"><text:span text:style-name="T17"><text:s/></text:span><text:span text:style-name="T22">SELECT * FROM EMP WHERE HIREDATE IN (SELECT MAX(HIREDATE) FROM EMP);</text:span></text:p>
            <text:p text:style-name="P23"/>
          </table:table-cell>
        </table:table-row>
        <table:table-row table:style-name="Table1.3">
          <table:table-cell table:style-name="Table1.A57" office:value-type="string">
            <text:p text:style-name="P44">55.DISPLAY ALL THE EMPLOYEE WHOSE SALARY IS GREATER THAN AVERAGE SALARY OF DEPARTMENT 30.</text:p>
            <text:p text:style-name="P33">select * from emp where sal&gt;(select avg(sal) from emp where deptno=30);</text:p>
            <text:p text:style-name="P3"><text:line-break/></text:p>
          </table:table-cell>
        </table:table-row>
        <table:table-row table:style-name="Table1.3">
          <table:table-cell table:style-name="Table1.A58" office:value-type="string">
            <text:p text:style-name="P44">56.DISPLAY THE NUMBER OF EMPLOYEES WHO WORK FOR RESEARCH DEPT AND THEIR SALARY IS LESSER THAN ONE OF THE SALARY IN DEPARTMENT IN 10.</text:p>
            <text:p text:style-name="P35">select count(*) from emp where deptno in(select deptno from dept where dname='research') and sal&lt; any(select sal from emp where deptno=10);</text:p>
            <text:p text:style-name="P3"><text:line-break/></text:p>
          </table:table-cell>
        </table:table-row>
        <table:table-row table:style-name="Table1.1">
          <table:table-cell table:style-name="Table1.A59" office:value-type="string">
            <text:p text:style-name="P44">57.DISPLAY THE DNAME THAT ARE HAVING CLERK IN IT.</text:p>
            <text:p text:style-name="P29">select dname from dept where deptno in (select deptno from emp where job='clerk');</text:p>
            <text:p text:style-name="P23"/>
          </table:table-cell>
        </table:table-row>
        <table:table-row table:style-name="Table1.1">
          <table:table-cell table:style-name="Table1.A60" office:value-type="string">
            <text:p text:style-name="P44">58.DISPLAY THE DEPARTMENT NAMES THAT ARE HAVING ATLEAST ONE L IN IT.</text:p>
            <text:p text:style-name="P35">select dname from dept where dname like '%l%';</text:p>
            <text:p text:style-name="P23"/>
          </table:table-cell>
        </table:table-row>
        <table:table-row table:style-name="Table1.1">
          <table:table-cell table:style-name="Table1.A61" office:value-type="string">
            <text:p text:style-name="P44">59. DISPLAY ALL THE EMPLOYEES WHO ARE JOINED AFTER BLAKE.</text:p>
            <text:p text:style-name="P44"/>
            <text:p text:style-name="P29">select * from emp where hiredate&gt;(select hiredate from emp where ename='blake');</text:p>
          </table:table-cell>
        </table:table-row>
        <table:table-row table:style-name="Table1.3">
          <table:table-cell table:style-name="Table1.A62" office:value-type="string">
            <text:p text:style-name="P44">60. LIST THE DEPT NAME THAT ARE HAVING AT LEAST 3 EMPLOYEES BUT NOT MORE THAN 5 EMPLOYEES IN IT.</text:p>
            <text:p text:style-name="P35">select dname from dept where deptno in (select deptno from emp group by deptno having count(*)</text:p>
            <text:p text:style-name="P52">between 3 and 5);</text:p>
            <text:p text:style-name="P3"><text:line-break/></text:p>
          </table:table-cell>
        </table:table-row>
        <table:table-row table:style-name="Table1.3">
          <table:table-cell table:style-name="Table1.A63" office:value-type="string">
            <text:p text:style-name="P44">61. DISPLAY THE LOCATION OF ALL EMPLOYEES WHOSE REPORTING MANAGER SALARY IS GREATER THAN 2000.</text:p>
            <text:p text:style-name="P22"><text:span text:style-name="T7"><text:line-break/></text:span><text:span text:style-name="T17">SELECT LOC FROM DEPT WHERE DEPTNO IN (SELECT DEPTNO FROM EMP WHERE MGR IN (SELECT EMPNO FROM EMP WHERE SAL &gt;2000));</text:span></text:p>
            <text:p text:style-name="P3"><text:line-break/></text:p>
          </table:table-cell>
        </table:table-row>
        <table:table-row table:style-name="Table1.1">
          <table:table-cell table:style-name="Table1.A64" office:value-type="string">
            <text:p text:style-name="P44">62.SELECT THE EMPLOYEES WHOSE DNAME IS HAVING AT LEAST TWO 'E' IN IT.</text:p>
            <text:p text:style-name="P44"/>
            <text:p text:style-name="P26"><text:span text:style-name="T11">Select</text:span><text:span text:style-name="T49"> * from emp where deptno in(select deptno from dname where dname like </text:span><text:span text:style-name="T4">%E%E%'</text:span><text:span text:style-name="T5">)</text:span><text:span text:style-name="T6">;</text:span></text:p>
          </table:table-cell>
        </table:table-row>
        <table:table-row table:style-name="Table1.3">
          <table:table-cell table:style-name="Table1.A65" office:value-type="string">
            <text:p text:style-name="P44">63.DISPLAY ENAME,SAL OF EMPLOYEES WHO ARE EARNING MORE THAN ANY OF THE ANALYST.</text:p>
            <text:p text:style-name="P35">SELECT ENAME,SAL FROM EMP WHERE SAL&gt;ANY(SELECT SAL FROM EMP WHERE JOB='ANALYST');</text:p>
            <text:p text:style-name="P3"><text:line-break/></text:p>
          </table:table-cell>
        </table:table-row>
        <text:soft-page-break/>
        <table:table-row table:style-name="Table1.1">
          <table:table-cell table:style-name="Table1.A66" office:value-type="string">
            <text:p text:style-name="P44">64.SELECT ALL THE EMPLOYEES WHO ARE WORKING FOR CHICAGO</text:p>
            <text:p text:style-name="P32">SELECT * FROM EMP WHERE DEPTNO IN(SELECT DEPTNO FROM DEPT WHERE LOC='CHICAGO');</text:p>
            <text:p text:style-name="P3"><text:line-break/></text:p>
          </table:table-cell>
        </table:table-row>
        <table:table-row table:style-name="Table1.3">
          <table:table-cell table:style-name="Table1.A67" office:value-type="string">
            <text:p text:style-name="P44">65. QUERY TO DISPLAY EMPLOYEE NAMES WHO IS HAVING MINIMUM SALARY IN DEPARTMENT RESEARCH.</text:p>
            <text:p text:style-name="P29">select * from emp where sal = ( select min (sal) from emp where deptno=(select deptno from dept</text:p>
            <text:p text:style-name="P52">where dname='research'));</text:p>
            <text:p text:style-name="P9"/>
          </table:table-cell>
        </table:table-row>
        <table:table-row table:style-name="Table1.1">
          <table:table-cell table:style-name="Table1.A68" office:value-type="string">
            <text:p text:style-name="P44">66.LIST THE DEPARTMENT NAMES THAT ARE HAVING SALESMAN.</text:p>
            <text:p text:style-name="P44"/>
            <text:p text:style-name="P35">SELECT DNAME FROM DEPT WHERE DEPTNO IN(SELECT DEPTNO FROM EMP WHERE JOB='SALESMAN');</text:p>
            <text:p text:style-name="P3"><text:line-break/></text:p>
          </table:table-cell>
        </table:table-row>
        <table:table-row table:style-name="Table1.1">
          <table:table-cell table:style-name="Table1.A69" office:value-type="string">
            <text:p text:style-name="P44">67. LIST THE DEPARTMENT NAMES THAT ARE HAVING AT LEAST 3 EMPLOYES IN IT.</text:p>
            <text:p text:style-name="P44"/>
            <text:p text:style-name="P35">SELECT DNAME FROM DEPT WHERE DEPTNO IN (SELECT DEPTNO FROM EMP GROUP BY DEPTNO HAVING COUNT(*)&gt;=3);</text:p>
          </table:table-cell>
        </table:table-row>
        <table:table-row table:style-name="Table1.3">
          <table:table-cell table:style-name="Table1.A70" office:value-type="string">
            <text:p text:style-name="P44">68.LIST EMPLOYEES FROM RESEARCH AND ACCOUNTING DEPARTMENT HAVING ATLEAST TWO REPORTING</text:p>
            <text:p text:style-name="P31">select ename from emp where deptno in(select deptno from dept where dname in('accounting','research')) and</text:p>
            <text:p text:style-name="P55"><text:span text:style-name="T45">empno in(select mgr from emp group by mgr having count(*)&gt;=2)</text:span><text:span text:style-name="T46">;</text:span></text:p>
            <text:p text:style-name="P44"/>
          </table:table-cell>
        </table:table-row>
        <table:table-row table:style-name="Table1.3">
          <table:table-cell table:style-name="Table1.A71" office:value-type="string">
            <text:p text:style-name="P44">69.WRITE A QUERY TO DISPLAY EMPLOYEE NAME, JOB,LOCATION OF ALL EMPLOYEES WHO ARE WORKING AS MANAGER AND WORKS AT CHICAGO.</text:p>
            <text:p text:style-name="P44"/>
            <text:p text:style-name="P25"><text:span text:style-name="T7">select ename,job,loc from emp e,dept d where e.deptno=d.deptno and job='manager'and loc='chicago'</text:span><text:span text:style-name="T9">);</text:span></text:p>
          </table:table-cell>
        </table:table-row>
        <table:table-row table:style-name="Table1.3">
          <table:table-cell table:style-name="Table1.A72" office:value-type="string">
            <text:p text:style-name="P44">70. SELECT ENAME OF EMPLOYEE WHO EARNS 2ND MAX SALARY AND WORKS FOR LOCATION DALLAS.</text:p>
            <text:p text:style-name="P32">select ename,dname from emp e,dept d where e.deptno=d.deptno and e.sal in(select max(sal) from emp where sal&lt;(select max(sal) from emp)</text:p>
            <text:p text:style-name="P56"><text:span text:style-name="T43">and loc='dallas'</text:span><text:span text:style-name="T47">));</text:span></text:p>
            <text:p text:style-name="P44"/>
          </table:table-cell>
        </table:table-row>
        <table:table-row table:style-name="Table1.3">
          <table:table-cell table:style-name="Table1.A73" office:value-type="string">
            <text:p text:style-name="P44">71. WRITE A QUERY TO DISPLAY THE EMPLOYEE INFORMATION WHO IS NOT TAKING COMMISSION AND JOINED COMPANY AFTER JULY 83.</text:p>
            <text:p text:style-name="P44"/>
            <text:p text:style-name="P32">select * from emp where comm is null and hiredate &gt; '31-july-83';</text:p>
            <text:p text:style-name="P23"/>
          </table:table-cell>
        </table:table-row>
        <table:table-row table:style-name="Table1.3">
          <table:table-cell table:style-name="Table1.A74" office:value-type="string">
            <text:p text:style-name="P44">72.LIST EMPLOYEES FROM SALES AND RESEARCH DEPARTMENT HAVING ATLEAST 2 REPORTING EMPLOYEES .</text:p>
            <text:p text:style-name="P35">SELECT ENAME FROM EMP WHERE DEPTNO IN(SELECT DEPTNO FROM DEPT WHERE DNAME IN('SALES','RESEARCH'))</text:p>
            <text:p text:style-name="P50"><text:soft-page-break/>AND EMPNO IN(SELECT MGR FROM EMP GROUP BY MGR HAVING COUNT(*)&gt;=2);</text:p>
            <text:p text:style-name="P44"/>
          </table:table-cell>
        </table:table-row>
        <table:table-row table:style-name="Table1.3">
          <table:table-cell table:style-name="Table1.A75" office:value-type="string">
            <text:p text:style-name="P44">73.LIST EMPLOYEES WHO HAVE COMMISSION GREATER THAN MAXIMUM SALARY OF ALL THE SALESMAN AND WHO DO NOT REPORT TO KING DIRECTLY .</text:p>
            <text:p text:style-name="P20">Select * from emp where sal in (select sal from emp where comm&gt;sal and de</text:p>
            <text:p text:style-name="P44"/>
          </table:table-cell>
        </table:table-row>
        <table:table-row table:style-name="Table1.3">
          <table:table-cell table:style-name="Table1.A76" office:value-type="string">
            <text:p text:style-name="P44">74.DISPLAY THE LOCATION OF ALL THE DEAPRTMENTS WHICH HAVE EMPLOYEES JOINED IN THE YEAR 81</text:p>
            <text:p text:style-name="P10">select loc from dname where deptno in(select deptno from emp where hiredate&gt;’81-31-01’);</text:p>
          </table:table-cell>
        </table:table-row>
        <table:table-row table:style-name="Table1.3">
          <table:table-cell table:style-name="Table1.A77" office:value-type="string">
            <text:p text:style-name="P44">75.DISPLAY DEPARTMENT WISE MINIMUM SALARY WHICH IS LESS THAN AVERAGE SALARY OF EMPLOYEES.</text:p>
            <text:p text:style-name="P11">Select min(sal) from dname where sal &lt;(select avg(sal) <text:s/>from emp );</text:p>
          </table:table-cell>
        </table:table-row>
        <table:table-row table:style-name="Table1.1">
          <table:table-cell table:style-name="Table1.A78" office:value-type="string">
            <text:p text:style-name="P44">76.DISPLAY ALL THE EMPLOYEES WHO ARE REPORTING TO 'JONES'.</text:p>
            <text:p text:style-name="P11">Select * from emp where deptno in(select deptno from dname where ename=’jones’ and mgr is not null); </text:p>
          </table:table-cell>
        </table:table-row>
        <table:table-row table:style-name="Table1.3">
          <table:table-cell table:style-name="Table1.A79" office:value-type="string">
            <text:p text:style-name="P44">77.DISPLAY ALL THE EMPLOYEE INFORMATION WHO ARE LIVING IN A LOCATION WHICH IS HAVING AT LEAST 2 'O' IN IT.</text:p>
            <text:p text:style-name="P25"><text:span text:style-name="T7">select * from emp where deptno in (select deptno from dept where loc like '%o%'</text:span><text:span text:style-name="T10">o%</text:span><text:span text:style-name="T7">);</text:span></text:p>
            <text:p text:style-name="P23"/>
          </table:table-cell>
        </table:table-row>
        <table:table-row table:style-name="Table1.3">
          <table:table-cell table:style-name="Table1.A80" office:value-type="string">
            <text:p text:style-name="P44">78.DISPLAY THE NAMES OF EMPLOYEE FROM DEPARTMENT NUMBER 10 WITH SALARY GREATER THAN THAT OF ALL EMPLOYEE WORKING IN OTHER DEPARTMENTS.</text:p>
            <text:p text:style-name="P44"/>
            <text:p text:style-name="P38">select ename from emp where deptno=10 and sal&gt;any(select sal from emp where deptno not in 10);</text:p>
            <text:p text:style-name="P44"/>
          </table:table-cell>
        </table:table-row>
        <table:table-row table:style-name="Table1.3">
          <table:table-cell table:style-name="Table1.A81" office:value-type="string">
            <text:p text:style-name="P44">79.DISPLAY THE NAMES OF EMPLOYEES WHO EARN HIGHEST SALARY IN THEIR RESPECTIVE JOBS.</text:p>
            <text:p text:style-name="P44"/>
            <text:p text:style-name="P49">select ename,sal,job from emp where sal in(select max(sal) from emp<text:span text:style-name="T50">);</text:span></text:p>
            <text:p text:style-name="Text_20_body"><text:line-break/></text:p>
          </table:table-cell>
        </table:table-row>
        <table:table-row table:style-name="Table1.3">
          <table:table-cell table:style-name="Table1.A82" office:value-type="string">
            <text:p text:style-name="P44">80. DISPLAY THE EMPLOYEE NUMBER AND NAME OF EMPLOYEE WORKING AS CLERK AND EARNING HIGHEST SALARY AMONG CLERKS.</text:p>
            <text:p text:style-name="P44"/>
            <text:p text:style-name="P39">select ename,sal from emp where job='SALESMAN' and sal&gt;(select max(sal) from emp where job='CLERK');</text:p>
            <text:p text:style-name="P40"/>
          </table:table-cell>
        </table:table-row>
        <table:table-row table:style-name="Table1.1">
          <table:table-cell table:style-name="Table1.A83" office:value-type="string">
            <text:p text:style-name="P44">81. WRITE A QUERY TO FIND SMITH'S MANAGER'S MANAGER HIREDATE.</text:p>
            <text:p text:style-name="P12">Select ename from emp where empno in(select mgr from emp where empno <text:s/>in(select mgr from emp where ename=’smith’);</text:p>
          </table:table-cell>
        </table:table-row>
        <table:table-row table:style-name="Table1.3">
          <table:table-cell table:style-name="Table1.A84" office:value-type="string">
            <text:p text:style-name="P44">82.LIST THE NUMBER OF EMPLOYEES WHOSE JOB IS SALESMAN WORKING FOR NEWYORK AND CHICAGO</text:p>
            <text:p text:style-name="P13">Select count(*) from emp where deptno in(select deptno from dname where job=’salesman’ and loc=’newyork’,’chicago’);</text:p>
          </table:table-cell>
        </table:table-row>
        <table:table-row table:style-name="Table1.3">
          <table:table-cell table:style-name="Table1.A85" office:value-type="string">
            <text:p text:style-name="P44">83. LIST THE DEPARTMENT NAMES IN WHICH THE EMPLOYEES ARE HIRED BETWEEN 1ST OF JAN 1981 AND 31ST DEC 1982 WITH SALARY MORE THAN 1800.</text:p>
            <text:p text:style-name="P44"/>
            <text:p text:style-name="P32"><text:soft-page-break/>select dname,hiredate from de<text:span text:style-name="T51">name</text:span> where <text:span text:style-name="T51">deptno in(select deptno from emp where</text:span> hiredate between ’01-jan-1981’ and ’31-dec-1982’ and sal&gt;1800<text:span text:style-name="T51">)</text:span>;</text:p>
          </table:table-cell>
        </table:table-row>
        <table:table-row table:style-name="Table1.3">
          <table:table-cell table:style-name="Table1.A86" office:value-type="string">
            <text:p text:style-name="P44">84.DISPLAY LOCATION OF THE EMPLOYEE WHO EARN MAXIMUM SALARY AND HAVE NO REPORTING MANAGER</text:p>
            <text:p text:style-name="P14">select loc from dname where sal&gt;(select max(sal) fro emp where mgr is null);</text:p>
            <text:p text:style-name="P14"/>
            <text:p text:style-name="P44"/>
          </table:table-cell>
        </table:table-row>
        <table:table-row table:style-name="Table1.3">
          <table:table-cell table:style-name="Table1.A87" office:value-type="string">
            <text:p text:style-name="P46">85. LIST EMPLOYEES WHO WORKS FOR ACCOUNTING DEPARTMENT AND THEIR SALARY GREATER THAN AVERAGE SALARY OF THEIR DE</text:p>
            <text:p text:style-name="P46">PARTMENT</text:p>
            <text:p text:style-name="P46"/>
            <text:p text:style-name="P14">select dname from dname where dname=’Accounting’ and sal &gt;(select avg(sal) from emp );</text:p>
          </table:table-cell>
        </table:table-row>
        <table:table-row table:style-name="Table1.1">
          <table:table-cell table:style-name="Table1.A88" office:value-type="string">
            <text:p text:style-name="P44">86. DISPLAY LOCATION OF THE EMPLOYEE WHO EARN COMMISSION</text:p>
            <text:p text:style-name="P14">select loc from dname where deptno in(select deptno feom emp where comm is not null);</text:p>
            <text:p text:style-name="P14"/>
          </table:table-cell>
        </table:table-row>
        <table:table-row table:style-name="Table1.30">
          <table:table-cell table:style-name="Table1.A89" office:value-type="string">
            <text:p text:style-name="P44">87.LIST THE EMPLOYEES WHO DOES NOT DIRECTLY REPORT TO PRESIDENT,HAVE COMMISSION AND SALARY MORE THAN MAX SALARY OF ALL THE CLERK WITHOUT USING NULL OR NOT NULL</text:p>
            <text:p text:style-name="P9"/>
            <text:p text:style-name="P27">select *</text:p>
            <text:p text:style-name="P50">from emp</text:p>
            <text:p text:style-name="P50">where job&lt;&gt; 'PRESIDENT' and comm &gt;=0 and empno in (select empno</text:p>
            <text:p text:style-name="P50">from emp</text:p>
            <text:p text:style-name="P50">where Sal &gt; (select max(sal)</text:p>
            <text:p text:style-name="P50">from emp</text:p>
            <text:p text:style-name="P50">where job='CLERK'));</text:p>
            <text:p text:style-name="P44"/>
          </table:table-cell>
        </table:table-row>
        <table:table-row table:style-name="Table1.3">
          <table:table-cell table:style-name="Table1.A90" office:value-type="string">
            <text:p text:style-name="P44">88.DISPLAY ALL THE EMPLOYEES WHOSE SALARY IS GREATER THAN AVG SAL OF DEPARTMENT 20</text:p>
            <text:p text:style-name="P44"/>
            <text:p text:style-name="P9"><text:span text:style-name="T39">select * from emp </text:span><text:span text:style-name="T40">where sal &gt;(select avg(sal) from emp where deptno=20);</text:span></text:p>
          </table:table-cell>
        </table:table-row>
        <table:table-row table:style-name="Table1.3">
          <table:table-cell table:style-name="Table1.A91" office:value-type="string">
            <text:p text:style-name="P44">89. LIST THE EMPLOYEE DEPTNAME AND LOC OF ALL THE EMPLOYEES WHO ARE CLERK ,REPORTING TO BLAKE AND SALARY IS LESSER THAN MARTIN SALARY</text:p>
            <text:p text:style-name="P57">SELECT DNAME ,LOC FROM DEPT WHERE DEPTNO IN (SELECT DEPTNO FROM EMP WHERE JOB='CLERK' AND MGR IN (SELECT EMPNO FROM EMP WHERE ENAME='BLAKE' )</text:p>
            <text:p text:style-name="P69">AND SAL&lt;(SELECT SAL FROM EMP WHERE ENAME='MARTIN'));</text:p>
            <text:p text:style-name="P3"><text:line-break/></text:p>
            <text:p text:style-name="P44"/>
          </table:table-cell>
        </table:table-row>
        <table:table-row table:style-name="Table1.1">
          <table:table-cell table:style-name="Table1.A92" office:value-type="string">
            <text:p text:style-name="P44">90.DISPLAY LOC AND DNAME WHOSE JOB IS MANAGER AND HAS SAL LESS THAN CLERK.</text:p>
            <text:p text:style-name="P44"/>
            <text:p text:style-name="P44"/>
          </table:table-cell>
        </table:table-row>
        <table:table-row table:style-name="Table1.1">
          <table:table-cell table:style-name="Table1.A93" office:value-type="string">
            <text:p text:style-name="P44">91.DISPLAY EMPLOYEES LOCATION WHO HAS SOME COMMISSION.</text:p>
            <text:p text:style-name="P15">select loc from dname where deptno in(select deptno feom emp where comm is not null);</text:p>
          </table:table-cell>
        </table:table-row>
        <table:table-row table:style-name="Table1.3">
          <table:table-cell table:style-name="Table1.A94" office:value-type="string">
            <text:p text:style-name="P44">92.DISPLAY EMPNO, ENAME, JOB, WHOSE JOB HAS 'E' IN IT AND DISPLAY EMPNO IN DESCENDING ORDER.</text:p>
            <text:p text:style-name="P44"><text:s/></text:p>
            <text:p text:style-name="P58"><text:soft-page-break/>select ename ,eid,job from emp where job like ‘%E%’ order by eid desc;</text:p>
            <text:p text:style-name="P44"/>
          </table:table-cell>
        </table:table-row>
        <table:table-row table:style-name="Table1.1">
          <table:table-cell table:style-name="Table1.A95" office:value-type="string">
            <text:p text:style-name="P44">93. DISPLAY DNAME, LOC,DEPTNO OF EMPLOYEES WHO HAS SAME REPORTING MANAGER???</text:p>
            <text:p text:style-name="P44"/>
            <text:p text:style-name="P44"><text:line-break/><text:span text:style-name="T34">SELECT DNAME,LOC,DEPTNO FROM DEPT WHERE DEPTNO IN(SELECT A.DEPTNO FROM EMP A,EMP B WHERE A.MGR=B.MGR AND A.EMPNO&lt;&gt;B.EMPNO);</text:span><text:line-break/><text:line-break/></text:p>
          </table:table-cell>
        </table:table-row>
        <table:table-row table:style-name="Table1.1">
          <table:table-cell table:style-name="Table1.A96" office:value-type="string">
            <text:p text:style-name="P44">94. DISPLAY AVG SALARY OF ALL EMPLOYEES WHOSE DEPT NAME IS ACCOUNTING???</text:p>
            <text:p text:style-name="P16">select avg(sal) from emp where deptno&gt;(select deptno from dname where dname=”Accounting’);</text:p>
          </table:table-cell>
        </table:table-row>
        <table:table-row table:style-name="Table1.1">
          <table:table-cell table:style-name="Table1.A97" office:value-type="string">
            <text:p text:style-name="P44">95. DISPLAY ALL EMPLOYEES DETAILS WHOSE HIREDATE IS IN YEAR 81???</text:p>
            <text:p text:style-name="P16">select * from emp where hiredate=’81-31-01’</text:p>
          </table:table-cell>
        </table:table-row>
        <table:table-row table:style-name="Table1.1">
          <table:table-cell table:style-name="Table1.A98" office:value-type="string">
            <text:p text:style-name="P44">96. DISPAY DETAILS OF SMITH AND EMPLOYEES WORKING AS PRESIDENT ALONG WITH HIKE OF 35% IN SALARY.</text:p>
            <text:p text:style-name="P16">select ename from emp where ename=’smith’ and job=’president’ and sal+(sal*35/100);</text:p>
            <text:p text:style-name="P44"/>
            <text:p text:style-name="P44"/>
          </table:table-cell>
        </table:table-row>
        <table:table-row table:style-name="Table1.1">
          <table:table-cell table:style-name="Table1.A99" office:value-type="string">
            <text:p text:style-name="P44">97. DISPLAY NUMBER OF EMPLOYEES WHOSE COMMISSION IS MORE THAN SALARY.</text:p>
            <text:p text:style-name="P16">Select cout(*) from emp where comm&gt;sal;</text:p>
          </table:table-cell>
        </table:table-row>
        <table:table-row table:style-name="Table1.3">
          <table:table-cell table:style-name="Table1.A100" office:value-type="string">
            <text:p text:style-name="P44">98. LIST THE EMPLOYEES WHOSE DAILY SALARY IS GREATER THAN 1500 AND WHO ARE JOINED BEFORE 1982 ONLY.</text:p>
            <text:p text:style-name="P5"><text:span text:style-name="T18">Elect * from emp where sal*30&gt;</text:span><text:span text:style-name="T19">1</text:span><text:span text:style-name="T29">500 AND HIREDATE&lt;’01-JAN-1981’</text:span><text:line-break/><text:line-break/></text:p>
            <text:p text:style-name="P44"/>
          </table:table-cell>
        </table:table-row>
        <table:table-row table:style-name="Table1.1">
          <table:table-cell table:style-name="Table1.A101" office:value-type="string">
            <text:p text:style-name="P44">99. DISPLAY NUMBER OF EMPLOYEES WHOSE COMMISSION IS MORE THAN SALARY.</text:p>
            <text:p text:style-name="P16">Select cout(*) from emp where comm&gt;sal;</text:p>
          </table:table-cell>
        </table:table-row>
        <table:table-row table:style-name="Table1.3">
          <table:table-cell table:style-name="Table1.A102" office:value-type="string">
            <text:p text:style-name="P44">100. LIST THE EMPLOYEES WHOSE DAILY SALARY IS GREATER THAN 1500 AND WHO ARE JOINED BEFORE 1982 ONLY.</text:p>
            <text:p text:style-name="P47"><text:span text:style-name="T16">s</text:span><text:span text:style-name="T15">Elect * from emp where sal*30&gt;</text:span><text:span text:style-name="T16">1</text:span><text:span text:style-name="T35">500 AND HIREDATE&lt;’01-JAN-1981’</text:span></text:p>
          </table:table-cell>
        </table:table-row>
        <table:table-row table:style-name="Table1.103">
          <table:table-cell table:style-name="Table1.A103" office:value-type="string">
            <text:p text:style-name="P44">101. DISPLAY ALL THE EMPLOYEES WHOSE JOB SAME AS 'SMITH' AND DEPARTMENT SAME AS 'JONES' <text:s/>AND SALARY MORE THAN 'TURNER'</text:p>
            <text:p text:style-name="P19">select * from emp where</text:p>
            <text:p text:style-name="P44"/>
            <text:p text:style-name="P44"/>
          </table:table-cell>
        </table:table-row>
        <table:table-row table:style-name="Table1.103">
          <table:table-cell table:style-name="Table1.A104" office:value-type="string">
            <text:p text:style-name="P44">102. DISPLAY ALL THE EMPLOYEES WHOSE NAME START WITH 'S' AND HAVING SALARY MORE THAN 'ALLEN' AND LESS THAN FORD</text:p>
            <text:p text:style-name="P17">Select * from emp where </text:p>
            <text:p text:style-name="P44"/>
          </table:table-cell>
        </table:table-row>
        <table:table-row table:style-name="Table1.1">
          <table:table-cell table:style-name="Table1.A105" office:value-type="string">
            <text:p text:style-name="P44">103. DISPLAY ALL THE CLERKS AND ANALYST WHO ARE NOT WORKING FOR 'DALLAS'</text:p>
            <text:p text:style-name="P17">select * from emp where job in(‘clerk’,’analyst’) and deptno in (select deptno from dname wherealla loc=’dallas’);</text:p>
          </table:table-cell>
        </table:table-row>
        <table:table-row table:style-name="Table1.1">
          <table:table-cell table:style-name="Table1.A106" office:value-type="string">
            <text:p text:style-name="P44">104. DISPLAY DEPARTMENT NAME WHICH IS HAVING AT LEAST ONE 'MANAGER'</text:p>
            <text:p text:style-name="P61">Select dname from dname where deptno in(select deptno from emp <text:s/>where <text:soft-page-break/>desgination ='manager ‘group by deptno having count(*)&gt;=1);</text:p>
          </table:table-cell>
        </table:table-row>
        <table:table-row table:style-name="Table1.1">
          <table:table-cell table:style-name="Table1.A107" office:value-type="string">
            <text:p text:style-name="P44">105. DISPLAY MAXIMUM SALARY OF 'SALES' DEPARTMENT</text:p>
            <text:p text:style-name="P62">Select max(sal) from emp where deptno in(select deptno from dname where dname=’sales’);</text:p>
          </table:table-cell>
        </table:table-row>
        <table:table-row table:style-name="Table1.108">
          <table:table-cell table:style-name="Table1.A108" office:value-type="string">
            <text:p text:style-name="P4"><text:span text:style-name="T2">106. DISPLAY THE 2</text:span><text:span text:style-name="T3">ND</text:span><text:span text:style-name="T2"> MAXIMUM SALARY</text:span></text:p>
            <text:p text:style-name="P2"/>
            <text:p text:style-name="P48"><text:span text:style-name="T2"><text:s/></text:span><text:span text:style-name="T17">select max(sal) from emp where sal&lt;(select max(sal) from emp);</text:span></text:p>
          </table:table-cell>
        </table:table-row>
        <table:table-row table:style-name="Table1.108">
          <table:table-cell table:style-name="Table1.A109" office:value-type="string">
            <text:p text:style-name="P4"><text:span text:style-name="T2">107.DISPLAY THE DEPT NAME OF THE EMP WHO GETS 3</text:span><text:span text:style-name="T3">RD</text:span><text:span text:style-name="T2"> MAXIMUM SALARY</text:span></text:p>
            <text:p text:style-name="P9"/>
            <text:p text:style-name="P63">select max(sal) from emp where sal&lt;(select max(sal) from emp where sal&lt;(select max(sal) from emp));</text:p>
          </table:table-cell>
        </table:table-row>
        <table:table-row table:style-name="Table1.1">
          <table:table-cell table:style-name="Table1.A110" office:value-type="string">
            <text:p text:style-name="P41">108. DISPLAY ALL THE EMPLOYEES WHO ARE EARNING MORE THAN ALL THE MANAGERS(JOB).</text:p>
            <text:p text:style-name="P59"><text:span text:style-name="T43">select * from emp where sal&gt; a</text:span><text:span text:style-name="T48">ll</text:span><text:span text:style-name="T43"> (select sal from emp where job='manager');</text:span></text:p>
            <text:p text:style-name="P60"><text:span text:style-name="T42"/></text:p>
          </table:table-cell>
        </table:table-row>
        <table:table-row table:style-name="Table1.1">
          <table:table-cell table:style-name="Table1.A111" office:value-type="string">
            <text:p text:style-name="P41">109. DISPLAY ALL THE EMPLOYEES WHO ARE EARNING MORE THAN ANY OF THE MANAGER(JOB)</text:p>
            <text:p text:style-name="P41"/>
            <text:p text:style-name="P60"><text:span text:style-name="T25">select * from emp where sal&gt; any (select sal from emp where job='manager');</text:span></text:p>
          </table:table-cell>
        </table:table-row>
        <table:table-row table:style-name="Table1.1">
          <table:table-cell table:style-name="Table1.A112" office:value-type="string">
            <text:p text:style-name="P41">110. SELECT EMPNO, JOB AND SALARY OF ALL THE ANALYST WHO ARE EARNING MORE THAN ANY OF THE MANAGER(JOB)</text:p>
            <text:p text:style-name="P67"><text:span text:style-name="T13"><text:s/></text:span><text:span text:style-name="T38">select empno,job,sal from emp where job='analyst' and sal&gt;any(select sal from emp where job='manager');</text:span></text:p>
            <text:p text:style-name="P67"><text:span text:style-name="T30"/></text:p>
          </table:table-cell>
        </table:table-row>
        <table:table-row table:style-name="Table1.1">
          <table:table-cell table:style-name="Table1.A113" office:value-type="string">
            <text:p text:style-name="P41">111. SELECT THE DEPARTMENT NAME AND LOCATION OF ALL THE EMPLOYEES WORKING FOR CLARK.</text:p>
            <text:p text:style-name="P66">Select dname,loc from dname where deptno in(selct deptno from emp where job=’clerk’);</text:p>
          </table:table-cell>
        </table:table-row>
        <table:table-row table:style-name="Table1.1">
          <table:table-cell table:style-name="Table1.A114" office:value-type="string">
            <text:p text:style-name="P41">112. SELECT ALL THE EMPLOYEES WORKING FOR DALLAS</text:p>
            <text:p text:style-name="P9"><text:s text:c="2"/><text:span text:style-name="T52">select * from emp where deptno in(select deptno from dname where loc=’Dallas’):</text:span></text:p>
          </table:table-cell>
        </table:table-row>
        <table:table-row table:style-name="Table1.1">
          <table:table-cell table:style-name="Table1.A115" office:value-type="string">
            <text:p text:style-name="P41">113. DISPLAY ALL THE EMPLOYEES WHOSE SALARY IS GREATER THAN AVG SAL OF DEPARTMENT 20</text:p>
            <text:p text:style-name="P43"/>
            <text:p text:style-name="P18">select * from emp where sal&gt;(select avg(sal) from emp where deptno=20);</text:p>
          </table:table-cell>
        </table:table-row>
        <table:table-row table:style-name="Table1.116">
          <table:table-cell table:style-name="Table1.A116" office:value-type="string">
            <text:p text:style-name="P41">114.DISPLAY ALL THE EMPLOYEES WHO GETS MAXIMUM SALARY.</text:p>
            <text:p text:style-name="P43"/>
            <text:p text:style-name="P18">select * from emp where sal&gt;(select max(sal) from emp);</text:p>
            <text:p text:style-name="P41"/>
          </table:table-cell>
        </table:table-row>
        <table:table-row table:style-name="Table1.116">
          <table:table-cell table:style-name="Table1.A117" office:value-type="string">
            <text:p text:style-name="P41">115.DISPLAY FIRST EMPLOYEE RECORD BASED ON HIREDATE</text:p>
            <text:p text:style-name="P41"/>
            <text:p text:style-name="P18">select * from emp group by hiredate;</text:p>
            <text:p text:style-name="P1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Tahoma, Helvetica, FreeSans, sans-serif"/>
    <style:font-face style:name="Arial1" svg:font-family="Arial, serif"/>
    <style:font-face style:name="Lohit Devanagari1" svg:font-family="'Lohit Devanagari'"/>
    <style:font-face style:name="Roboto" svg:font-family="Roboto, open-sans, sans-serif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20</meta:editing-cycles>
    <meta:creation-date>2018-01-27T04:44:00</meta:creation-date>
    <dc:date>2020-05-25T20:03:05.220088966</dc:date>
    <meta:editing-duration>PT1H36M53S</meta:editing-duration>
    <meta:generator>LibreOffice/6.0.7.3$Linux_X86_64 LibreOffice_project/00m0$Build-3</meta:generator>
    <meta:document-statistic meta:table-count="1" meta:image-count="0" meta:object-count="0" meta:page-count="11" meta:paragraph-count="276" meta:word-count="3467" meta:character-count="21401" meta:non-whitespace-character-count="1813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